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 style:list-style-name="L1"/>
    <style:style style:name="Sect1" style:family="section">
      <style:section-properties text:dont-balance-text-columns="false" style:editable="false">
        <style:columns fo:column-count="2" fo:column-gap="0.2in">
          <style:column style:rel-width="4986*" fo:start-indent="0in" fo:end-indent="0.1in"/>
          <style:column style:rel-width="4986*" fo:start-indent="0.1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list xml:id="list3567486304" text:style-name="L1">
          <text:list-item>
            <text:p text:style-name="P1">the: 1032</text:p>
          </text:list-item>
          <text:list-item>
            <text:p text:style-name="P1">and: 880</text:p>
          </text:list-item>
          <text:list-item>
            <text:p text:style-name="P1">of: 558</text:p>
          </text:list-item>
          <text:list-item>
            <text:p text:style-name="P1">And: 292</text:p>
          </text:list-item>
          <text:list-item>
            <text:p text:style-name="P1">a: 186</text:p>
          </text:list-item>
          <text:list-item>
            <text:p text:style-name="P1">that: 181</text:p>
          </text:list-item>
          <text:list-item>
            <text:p text:style-name="P1">I: 167</text:p>
          </text:list-item>
          <text:list-item>
            <text:p text:style-name="P1">in: 166</text:p>
          </text:list-item>
          <text:list-item>
            <text:p text:style-name="P1">to: 146</text:p>
          </text:list-item>
          <text:list-item>
            <text:p text:style-name="P1">which: 142</text:p>
          </text:list-item>
          <text:list-item>
            <text:p text:style-name="P1">unto: 122</text:p>
          </text:list-item>
          <text:list-item>
            <text:p text:style-name="P1">his: 120</text:p>
          </text:list-item>
          <text:list-item>
            <text:p text:style-name="P1">he: 115</text:p>
          </text:list-item>
          <text:list-item>
            <text:p text:style-name="P1">was: 114</text:p>
          </text:list-item>
          <text:list-item>
            <text:p text:style-name="P1">with: 101</text:p>
          </text:list-item>
          <text:list-item>
            <text:p text:style-name="P1">is: 100</text:p>
          </text:list-item>
          <text:list-item>
            <text:p text:style-name="P1">God: 99</text:p>
          </text:list-item>
          <text:list-item>
            <text:p text:style-name="P1">shall: 99</text:p>
          </text:list-item>
          <text:list-item>
            <text:p text:style-name="P1">were: 97</text:p>
          </text:list-item>
          <text:list-item>
            <text:p text:style-name="P1">them: 95</text:p>
          </text:list-item>
          <text:list-item>
            <text:p text:style-name="P1">him: 91</text:p>
          </text:list-item>
          <text:list-item>
            <text:p text:style-name="P1">they: 88</text:p>
          </text:list-item>
          <text:list-item>
            <text:p text:style-name="P1">for: 84</text:p>
          </text:list-item>
          <text:list-item>
            <text:p text:style-name="P1">as: 82</text:p>
          </text:list-item>
          <text:list-item>
            <text:p text:style-name="P1">earth: 79</text:p>
          </text:list-item>
          <text:list-item>
            <text:p text:style-name="P1">are: 78</text:p>
          </text:list-item>
          <text:list-item>
            <text:p text:style-name="P1">their: 76</text:p>
          </text:list-item>
          <text:list-item>
            <text:p text:style-name="P1">be: 70</text:p>
          </text:list-item>
          <text:list-item>
            <text:p text:style-name="P1">great: 70</text:p>
          </text:list-item>
          <text:list-item>
            <text:p text:style-name="P1">out: 65</text:p>
          </text:list-item>
          <text:list-item>
            <text:p text:style-name="P1">her: 63</text:p>
          </text:list-item>
          <text:list-item>
            <text:p text:style-name="P1">it: 61</text:p>
          </text:list-item>
          <text:list-item>
            <text:p text:style-name="P1">not: 61</text:p>
          </text:list-item>
          <text:list-item>
            <text:p text:style-name="P1">on: 57</text:p>
          </text:list-item>
          <text:list-item>
            <text:p text:style-name="P1">upon: 57</text:p>
          </text:list-item>
          <text:list-item>
            <text:p text:style-name="P1">thou: 56</text:p>
          </text:list-item>
          <text:list-item>
            <text:p text:style-name="P1">heaven: 56</text:p>
          </text:list-item>
          <text:list-item>
            <text:p text:style-name="P1">seven: 54</text:p>
          </text:list-item>
          <text:list-item>
            <text:p text:style-name="P1">angel: 51</text:p>
          </text:list-item>
          <text:list-item>
            <text:p text:style-name="P1">all: 48</text:p>
          </text:list-item>
          <text:list-item>
            <text:p text:style-name="P1">had: 48</text:p>
          </text:list-item>
          <text:list-item>
            <text:p text:style-name="P1">there: 48</text:p>
          </text:list-item>
          <text:list-item>
            <text:p text:style-name="P1">from: 47</text:p>
          </text:list-item>
          <text:list-item>
            <text:p text:style-name="P1">beast: 43</text:p>
          </text:list-item>
          <text:list-item>
            <text:p text:style-name="P1">things: 42</text:p>
          </text:list-item>
          <text:list-item>
            <text:p text:style-name="P1">saw: 42</text:p>
          </text:list-item>
          <text:list-item>
            <text:p text:style-name="P1">voice: 42</text:p>
          </text:list-item>
          <text:list-item>
            <text:p text:style-name="P1">will: 41</text:p>
          </text:list-item>
          <text:list-item>
            <text:p text:style-name="P1">me: 40</text:p>
          </text:list-item>
          <text:list-item>
            <text:p text:style-name="P1">thy: 40</text:p>
          </text:list-item>
          <text:list-item>
            <text:p text:style-name="P1">no: 40</text:p>
          </text:list-item>
          <text:list-item>
            <text:p text:style-name="P1">throne: 39</text:p>
          </text:list-item>
          <text:list-item>
            <text:p text:style-name="P1">saying: 39</text:p>
          </text:list-item>
          <text:list-item>
            <text:p text:style-name="P1">come: 38</text:p>
          </text:list-item>
          <text:list-item>
            <text:p text:style-name="P1">have: 36</text:p>
          </text:list-item>
          <text:list-item>
            <text:p text:style-name="P1">before: 35</text:p>
          </text:list-item>
          <text:list-item>
            <text:p text:style-name="P1">heard: 33</text:p>
          </text:list-item>
          <text:list-item>
            <text:p text:style-name="P1">man: 33</text:p>
          </text:list-item>
          <text:list-item>
            <text:p text:style-name="P1">into: 33</text:p>
          </text:list-item>
          <text:list-item>
            <text:p text:style-name="P1">hath: 32</text:p>
          </text:list-item>
          <text:list-item>
            <text:p text:style-name="P1">power: 32</text:p>
          </text:list-item>
          <text:list-item>
            <text:p text:style-name="P1">four: 30</text:p>
          </text:list-item>
          <text:list-item>
            <text:p text:style-name="P1">thousand: 30</text:p>
          </text:list-item>
          <text:list-item>
            <text:p text:style-name="P1">thee: 29</text:p>
          </text:list-item>
          <text:list-item>
            <text:p text:style-name="P1">book: 28</text:p>
          </text:list-item>
          <text:list-item>
            <text:p text:style-name="P1">my: 28</text:p>
          </text:list-item>
          <text:list-item>
            <text:p text:style-name="P1">city: 28</text:p>
          </text:list-item>
          <text:list-item>
            <text:p text:style-name="P1">hast: 27</text:p>
          </text:list-item>
          <text:list-item>
            <text:p text:style-name="P1">name: 27</text:p>
          </text:list-item>
          <text:list-item>
            <text:p text:style-name="P1">ever: 26</text:p>
          </text:list-item>
          <text:list-item>
            <text:p text:style-name="P1">like: 26</text:p>
          </text:list-item>
          <text:list-item>
            <text:p text:style-name="P1">fire: 26</text:p>
          </text:list-item>
          <text:list-item>
            <text:p text:style-name="P1">when: 26</text:p>
          </text:list-item>
          <text:list-item>
            <text:p text:style-name="P1">an: 26</text:p>
          </text:list-item>
          <text:list-item>
            <text:p text:style-name="P1">sea: 26</text:p>
          </text:list-item>
          <text:list-item>
            <text:p text:style-name="P1">Lamb: 26</text:p>
          </text:list-item>
          <text:list-item>
            <text:p text:style-name="P1">men: 25</text:p>
          </text:list-item>
          <text:list-item>
            <text:p text:style-name="P1">saith: 24</text:p>
          </text:list-item>
          <text:list-item>
            <text:p text:style-name="P1">one: 24</text:p>
          </text:list-item>
          <text:list-item>
            <text:p text:style-name="P1">angels: 23</text:p>
          </text:list-item>
          <text:list-item>
            <text:p text:style-name="P1">cast: 23</text:p>
          </text:list-item>
          <text:list-item>
            <text:p text:style-name="P1">up: 23</text:p>
          </text:list-item>
          <text:list-item>
            <text:p text:style-name="P1">sat: 22</text:p>
          </text:list-item>
          <text:list-item>
            <text:p text:style-name="P1">third: 22</text:p>
          </text:list-item>
          <text:list-item>
            <text:p text:style-name="P1">twelve: 22</text:p>
          </text:list-item>
          <text:list-item>
            <text:p text:style-name="P1">every: 21</text:p>
          </text:list-item>
          <text:list-item>
            <text:p text:style-name="P1">Lord: 21</text:p>
          </text:list-item>
          <text:list-item>
            <text:p text:style-name="P1">give: 21</text:p>
          </text:list-item>
          <text:list-item>
            <text:p text:style-name="P1">given: 21</text:p>
          </text:list-item>
          <text:list-item>
            <text:p text:style-name="P1">should: 21</text:p>
          </text:list-item>
          <text:list-item>
            <text:p text:style-name="P1">hand: 20</text:p>
          </text:list-item>
          <text:list-item>
            <text:p text:style-name="P1">mouth: 20</text:p>
          </text:list-item>
          <text:list-item>
            <text:p text:style-name="P1">having: 20</text:p>
          </text:list-item>
          <text:list-item>
            <text:p text:style-name="P1">by: 19</text:p>
          </text:list-item>
          <text:list-item>
            <text:p text:style-name="P1">first: 19</text:p>
          </text:list-item>
          <text:list-item>
            <text:p text:style-name="P1">blood: 19</text:p>
          </text:list-item>
          <text:list-item>
            <text:p text:style-name="P1">white: 19</text:p>
          </text:list-item>
          <text:list-item>
            <text:p text:style-name="P1">more: 19</text:p>
          </text:list-item>
          <text:list-item>
            <text:p text:style-name="P1">nations: 19</text:p>
          </text:list-item>
          <text:list-item>
            <text:p text:style-name="P1">neither: 19</text:p>
          </text:list-item>
          <text:list-item>
            <text:p text:style-name="P1">part: 19</text:p>
          </text:list-item>
          <text:list-item>
            <text:p text:style-name="P1">The: 18</text:p>
          </text:list-item>
          <text:list-item>
            <text:p text:style-name="P1">kings: 18</text:p>
          </text:list-item>
          <text:list-item>
            <text:p text:style-name="P1">These: 18</text:p>
          </text:list-item>
          <text:list-item>
            <text:p text:style-name="P1">works: 18</text:p>
          </text:list-item>
          <text:list-item>
            <text:p text:style-name="P1">another: 18</text:p>
          </text:list-item>
          <text:list-item>
            <text:p text:style-name="P1">down: 17</text:p>
          </text:list-item>
          <text:list-item>
            <text:p text:style-name="P1">behold: 17</text:p>
          </text:list-item>
          <text:list-item>
            <text:p text:style-name="P1">life: 17</text:p>
          </text:list-item>
          <text:list-item>
            <text:p text:style-name="P1">any: 17</text:p>
          </text:list-item>
          <text:list-item>
            <text:p text:style-name="P1">said: 17</text:p>
          </text:list-item>
          <text:list-item>
            <text:p text:style-name="P1">came: 17</text:p>
          </text:list-item>
          <text:list-item>
            <text:p text:style-name="P1">dead: 16</text:p>
          </text:list-item>
          <text:list-item>
            <text:p text:style-name="P1">glory: 16</text:p>
          </text:list-item>
          <text:list-item>
            <text:p text:style-name="P1">fell: 16</text:p>
          </text:list-item>
          <text:list-item>
            <text:p text:style-name="P1">death: 16</text:p>
          </text:list-item>
          <text:list-item>
            <text:p text:style-name="P1">temple: 16</text:p>
          </text:list-item>
          <text:list-item>
            <text:p text:style-name="P1">opened: 16</text:p>
          </text:list-item>
          <text:list-item>
            <text:p text:style-name="P1"><text:soft-page-break/>sealed: 16</text:p>
          </text:list-item>
          <text:list-item>
            <text:p text:style-name="P1">these: 16</text:p>
          </text:list-item>
          <text:list-item>
            <text:p text:style-name="P1">this: 15</text:p>
          </text:list-item>
          <text:list-item>
            <text:p text:style-name="P1">written: 15</text:p>
          </text:list-item>
          <text:list-item>
            <text:p text:style-name="P1">at: 15</text:p>
          </text:list-item>
          <text:list-item>
            <text:p text:style-name="P1">who: 15</text:p>
          </text:list-item>
          <text:list-item>
            <text:p text:style-name="P1">am: 15</text:p>
          </text:list-item>
          <text:list-item>
            <text:p text:style-name="P1">let: 15</text:p>
          </text:list-item>
          <text:list-item>
            <text:p text:style-name="P1">woman: 15</text:p>
          </text:list-item>
          <text:list-item>
            <text:p text:style-name="P1">she: 15</text:p>
          </text:list-item>
          <text:list-item>
            <text:p text:style-name="P1">over: 15</text:p>
          </text:list-item>
          <text:list-item>
            <text:p text:style-name="P1">holy: 15</text:p>
          </text:list-item>
          <text:list-item>
            <text:p text:style-name="P1">make: 15</text:p>
          </text:list-item>
          <text:list-item>
            <text:p text:style-name="P1">worship: 15</text:p>
          </text:list-item>
          <text:list-item>
            <text:p text:style-name="P1">beasts: 15</text:p>
          </text:list-item>
          <text:list-item>
            <text:p text:style-name="P1">Jesus: 14</text:p>
          </text:list-item>
          <text:list-item>
            <text:p text:style-name="P1">our: 14</text:p>
          </text:list-item>
          <text:list-item>
            <text:p text:style-name="P1">see: 14</text:p>
          </text:list-item>
          <text:list-item>
            <text:p text:style-name="P1">because: 14</text:p>
          </text:list-item>
          <text:list-item>
            <text:p text:style-name="P1">but: 14</text:p>
          </text:list-item>
          <text:list-item>
            <text:p text:style-name="P1">nor: 14</text:p>
          </text:list-item>
          <text:list-item>
            <text:p text:style-name="P1">heads: 14</text:p>
          </text:list-item>
          <text:list-item>
            <text:p text:style-name="P1">churches: 13</text:p>
          </text:list-item>
          <text:list-item>
            <text:p text:style-name="P1">golden: 13</text:p>
          </text:list-item>
          <text:list-item>
            <text:p text:style-name="P1">many: 13</text:p>
          </text:list-item>
          <text:list-item>
            <text:p text:style-name="P1">waters: 13</text:p>
          </text:list-item>
          <text:list-item>
            <text:p text:style-name="P1">art: 13</text:p>
          </text:list-item>
          <text:list-item>
            <text:p text:style-name="P1">He: 13</text:p>
          </text:list-item>
          <text:list-item>
            <text:p text:style-name="P1">two: 13</text:p>
          </text:list-item>
          <text:list-item>
            <text:p text:style-name="P1">dwell: 13</text:p>
          </text:list-item>
          <text:list-item>
            <text:p text:style-name="P1">loud: 13</text:p>
          </text:list-item>
          <text:list-item>
            <text:p text:style-name="P1">tribe: 13</text:p>
          </text:list-item>
          <text:list-item>
            <text:p text:style-name="P1">saints: 13</text:p>
          </text:list-item>
          <text:list-item>
            <text:p text:style-name="P1">wrath: 13</text:p>
          </text:list-item>
          <text:list-item>
            <text:p text:style-name="P1">dragon: 13</text:p>
          </text:list-item>
          <text:list-item>
            <text:p text:style-name="P1">made: 12</text:p>
          </text:list-item>
          <text:list-item>
            <text:p text:style-name="P1">day: 12</text:p>
          </text:list-item>
          <text:list-item>
            <text:p text:style-name="P1">write: 12</text:p>
          </text:list-item>
          <text:list-item>
            <text:p text:style-name="P1">midst: 12</text:p>
          </text:list-item>
          <text:list-item>
            <text:p text:style-name="P1">clothed: 12</text:p>
          </text:list-item>
          <text:list-item>
            <text:p text:style-name="P1">about: 12</text:p>
          </text:list-item>
          <text:list-item>
            <text:p text:style-name="P1">say: 12</text:p>
          </text:list-item>
          <text:list-item>
            <text:p text:style-name="P1">fornication: 12</text:p>
          </text:list-item>
          <text:list-item>
            <text:p text:style-name="P1">Come: 12</text:p>
          </text:list-item>
          <text:list-item>
            <text:p text:style-name="P1">elders: 12</text:p>
          </text:list-item>
          <text:list-item>
            <text:p text:style-name="P1">For: 12</text:p>
          </text:list-item>
          <text:list-item>
            <text:p text:style-name="P1">Of: 12</text:p>
          </text:list-item>
          <text:list-item>
            <text:p text:style-name="P1">smoke: 12</text:p>
          </text:list-item>
          <text:list-item>
            <text:p text:style-name="P1">Christ: 11</text:p>
          </text:list-item>
          <text:list-item>
            <text:p text:style-name="P1">hear: 11</text:p>
          </text:list-item>
          <text:list-item>
            <text:p text:style-name="P1">you: 11</text:p>
          </text:list-item>
          <text:list-item>
            <text:p text:style-name="P1">Spirit: 11</text:p>
          </text:list-item>
          <text:list-item>
            <text:p text:style-name="P1">feet: 11</text:p>
          </text:list-item>
          <text:list-item>
            <text:p text:style-name="P1">sword: 11</text:p>
          </text:list-item>
          <text:list-item>
            <text:p text:style-name="P1">sun: 11</text:p>
          </text:list-item>
          <text:list-item>
            <text:p text:style-name="P1">know: 11</text:p>
          </text:list-item>
          <text:list-item>
            <text:p text:style-name="P1">found: 11</text:p>
          </text:list-item>
          <text:list-item>
            <text:p text:style-name="P1">ye: 11</text:p>
          </text:list-item>
          <text:list-item>
            <text:p text:style-name="P1">ten: 11</text:p>
          </text:list-item>
          <text:list-item>
            <text:p text:style-name="P1">second: 11</text:p>
          </text:list-item>
          <text:list-item>
            <text:p text:style-name="P1">stood: 11</text:p>
          </text:list-item>
          <text:list-item>
            <text:p text:style-name="P1">number: 11</text:p>
          </text:list-item>
          <text:list-item>
            <text:p text:style-name="P1">three: 11</text:p>
          </text:list-item>
          <text:list-item>
            <text:p text:style-name="P1">cried: 11</text:p>
          </text:list-item>
          <text:list-item>
            <text:p text:style-name="P1">away: 11</text:p>
          </text:list-item>
          <text:list-item>
            <text:p text:style-name="P1">Amen: 10</text:p>
          </text:list-item>
          <text:list-item>
            <text:p text:style-name="P1">do: 10</text:p>
          </text:list-item>
          <text:list-item>
            <text:p text:style-name="P1">or: 10</text:p>
          </text:list-item>
          <text:list-item>
            <text:p text:style-name="P1">even: 10</text:p>
          </text:list-item>
          <text:list-item>
            <text:p text:style-name="P1">hour: 10</text:p>
          </text:list-item>
          <text:list-item>
            <text:p text:style-name="P1">horns: 10</text:p>
          </text:list-item>
          <text:list-item>
            <text:p text:style-name="P1">plagues: 10</text:p>
          </text:list-item>
          <text:list-item>
            <text:p text:style-name="P1">image: 10</text:p>
          </text:list-item>
          <text:list-item>
            <text:p text:style-name="P1">gates: 10</text:p>
          </text:list-item>
          <text:list-item>
            <text:p text:style-name="P1">servants: 9</text:p>
          </text:list-item>
          <text:list-item>
            <text:p text:style-name="P1">testimony: 9</text:p>
          </text:list-item>
          <text:list-item>
            <text:p text:style-name="P1">those: 9</text:p>
          </text:list-item>
          <text:list-item>
            <text:p text:style-name="P1">Behold: 9</text:p>
          </text:list-item>
          <text:list-item>
            <text:p text:style-name="P1">also: 9</text:p>
          </text:list-item>
          <text:list-item>
            <text:p text:style-name="P1">so: 9</text:p>
          </text:list-item>
          <text:list-item>
            <text:p text:style-name="P1">called: 9</text:p>
          </text:list-item>
          <text:list-item>
            <text:p text:style-name="P1">eyes: 9</text:p>
          </text:list-item>
          <text:list-item>
            <text:p text:style-name="P1">right: 9</text:p>
          </text:list-item>
          <text:list-item>
            <text:p text:style-name="P1">stars: 9</text:p>
          </text:list-item>
          <text:list-item>
            <text:p text:style-name="P1">against: 9</text:p>
          </text:list-item>
          <text:list-item>
            <text:p text:style-name="P1">days: 9</text:p>
          </text:list-item>
          <text:list-item>
            <text:p text:style-name="P1">slain: 9</text:p>
          </text:list-item>
          <text:list-item>
            <text:p text:style-name="P1">new: 9</text:p>
          </text:list-item>
          <text:list-item>
            <text:p text:style-name="P1">true: 9</text:p>
          </text:list-item>
          <text:list-item>
            <text:p text:style-name="P1">open: 9</text:p>
          </text:list-item>
          <text:list-item>
            <text:p text:style-name="P1">gold: 9</text:p>
          </text:list-item>
          <text:list-item>
            <text:p text:style-name="P1">honour: 9</text:p>
          </text:list-item>
          <text:list-item>
            <text:p text:style-name="P1">worshipped: 9</text:p>
          </text:list-item>
          <text:list-item>
            <text:p text:style-name="P1">seal: 9</text:p>
          </text:list-item>
          <text:list-item>
            <text:p text:style-name="P1">after: 9</text:p>
          </text:list-item>
          <text:list-item>
            <text:p text:style-name="P1">hundred: 9</text:p>
          </text:list-item>
          <text:list-item>
            <text:p text:style-name="P1">pit: 9</text:p>
          </text:list-item>
          <text:list-item>
            <text:p text:style-name="P1">must: 8</text:p>
          </text:list-item>
          <text:list-item>
            <text:p text:style-name="P1">time: 8</text:p>
          </text:list-item>
          <text:list-item>
            <text:p text:style-name="P1">us: 8</text:p>
          </text:list-item>
          <text:list-item>
            <text:p text:style-name="P1">Almighty: 8</text:p>
          </text:list-item>
          <text:list-item>
            <text:p text:style-name="P1">fine: 8</text:p>
          </text:list-item>
          <text:list-item>
            <text:p text:style-name="P1">But: 8</text:p>
          </text:list-item>
          <text:list-item>
            <text:p text:style-name="P1">ear: 8</text:p>
          </text:list-item>
          <text:list-item>
            <text:p text:style-name="P1">what: 8</text:p>
          </text:list-item>
          <text:list-item>
            <text:p text:style-name="P1">overcometh: 8</text:p>
          </text:list-item>
          <text:list-item>
            <text:p text:style-name="P1">hurt: 8</text:p>
          </text:list-item>
          <text:list-item>
            <text:p text:style-name="P1">where: 8</text:p>
          </text:list-item>
          <text:list-item>
            <text:p text:style-name="P1">stone: 8</text:p>
          </text:list-item>
          <text:list-item>
            <text:p text:style-name="P1">voices: 8</text:p>
          </text:list-item>
          <text:list-item>
            <text:p text:style-name="P1">full: 8</text:p>
          </text:list-item>
          <text:list-item>
            <text:p text:style-name="P1">night: 8</text:p>
          </text:list-item>
          <text:list-item>
            <text:p text:style-name="P1">thereof: 8</text:p>
          </text:list-item>
          <text:list-item>
            <text:p text:style-name="P1">beheld: 8</text:p>
          </text:list-item>
          <text:list-item>
            <text:p text:style-name="P1">horse: 8</text:p>
          </text:list-item>
          <text:list-item>
            <text:p text:style-name="P1">altar: 8</text:p>
          </text:list-item>
          <text:list-item>
            <text:p text:style-name="P1">mighty: 8</text:p>
          </text:list-item>
          <text:list-item>
            <text:p text:style-name="P1">prophets: 8</text:p>
          </text:list-item>
          <text:list-item>
            <text:p text:style-name="P1"><text:soft-page-break/>war: 8</text:p>
          </text:list-item>
          <text:list-item>
            <text:p text:style-name="P1">mark: 8</text:p>
          </text:list-item>
          <text:list-item>
            <text:p text:style-name="P1">poured: 8</text:p>
          </text:list-item>
          <text:list-item>
            <text:p text:style-name="P1">gave: 7</text:p>
          </text:list-item>
          <text:list-item>
            <text:p text:style-name="P1">word: 7</text:p>
          </text:list-item>
          <text:list-item>
            <text:p text:style-name="P1">prophecy: 7</text:p>
          </text:list-item>
          <text:list-item>
            <text:p text:style-name="P1">therein: 7</text:p>
          </text:list-item>
          <text:list-item>
            <text:p text:style-name="P1">faithful: 7</text:p>
          </text:list-item>
          <text:list-item>
            <text:p text:style-name="P1">patience: 7</text:p>
          </text:list-item>
          <text:list-item>
            <text:p text:style-name="P1">Saying: 7</text:p>
          </text:list-item>
          <text:list-item>
            <text:p text:style-name="P1">last: 7</text:p>
          </text:list-item>
          <text:list-item>
            <text:p text:style-name="P1">sound: 7</text:p>
          </text:list-item>
          <text:list-item>
            <text:p text:style-name="P1">went: 7</text:p>
          </text:list-item>
          <text:list-item>
            <text:p text:style-name="P1">sharp: 7</text:p>
          </text:list-item>
          <text:list-item>
            <text:p text:style-name="P1">sawest: 7</text:p>
          </text:list-item>
          <text:list-item>
            <text:p text:style-name="P1">church: 7</text:p>
          </text:list-item>
          <text:list-item>
            <text:p text:style-name="P1">quickly: 7</text:p>
          </text:list-item>
          <text:list-item>
            <text:p text:style-name="P1">eat: 7</text:p>
          </text:list-item>
          <text:list-item>
            <text:p text:style-name="P1">tree: 7</text:p>
          </text:list-item>
          <text:list-item>
            <text:p text:style-name="P1">Satan: 7</text:p>
          </text:list-item>
          <text:list-item>
            <text:p text:style-name="P1">hold: 7</text:p>
          </text:list-item>
          <text:list-item>
            <text:p text:style-name="P1">rest: 7</text:p>
          </text:list-item>
          <text:list-item>
            <text:p text:style-name="P1">names: 7</text:p>
          </text:list-item>
          <text:list-item>
            <text:p text:style-name="P1">little: 7</text:p>
          </text:list-item>
          <text:list-item>
            <text:p text:style-name="P1">world: 7</text:p>
          </text:list-item>
          <text:list-item>
            <text:p text:style-name="P1">take: 7</text:p>
          </text:list-item>
          <text:list-item>
            <text:p text:style-name="P1">rich: 7</text:p>
          </text:list-item>
          <text:list-item>
            <text:p text:style-name="P1">twenty: 7</text:p>
          </text:list-item>
          <text:list-item>
            <text:p text:style-name="P1">fourth: 7</text:p>
          </text:list-item>
          <text:list-item>
            <text:p text:style-name="P1">people: 7</text:p>
          </text:list-item>
          <text:list-item>
            <text:p text:style-name="P1">sitteth: 7</text:p>
          </text:list-item>
          <text:list-item>
            <text:p text:style-name="P1">wine: 7</text:p>
          </text:list-item>
          <text:list-item>
            <text:p text:style-name="P1">earthquake: 7</text:p>
          </text:list-item>
          <text:list-item>
            <text:p text:style-name="P1">light: 7</text:p>
          </text:list-item>
          <text:list-item>
            <text:p text:style-name="P1">sounded: 7</text:p>
          </text:list-item>
          <text:list-item>
            <text:p text:style-name="P1">bottomless: 7</text:p>
          </text:list-item>
          <text:list-item>
            <text:p text:style-name="P1">horses: 7</text:p>
          </text:list-item>
          <text:list-item>
            <text:p text:style-name="P1">brimstone: 7</text:p>
          </text:list-item>
          <text:list-item>
            <text:p text:style-name="P1">sickle: 7</text:p>
          </text:list-item>
          <text:list-item>
            <text:p text:style-name="P1">vial: 7</text:p>
          </text:list-item>
          <text:list-item>
            <text:p text:style-name="P1">flesh: 7</text:p>
          </text:list-item>
          <text:list-item>
            <text:p text:style-name="P1">Blessed: 6</text:p>
          </text:list-item>
          <text:list-item>
            <text:p text:style-name="P1">candlesticks: 6</text:p>
          </text:list-item>
          <text:list-item>
            <text:p text:style-name="P1">liveth: 6</text:p>
          </text:list-item>
          <text:list-item>
            <text:p text:style-name="P1">fallen: 6</text:p>
          </text:list-item>
          <text:list-item>
            <text:p text:style-name="P1">repent: 6</text:p>
          </text:list-item>
          <text:list-item>
            <text:p text:style-name="P1">place: 6</text:p>
          </text:list-item>
          <text:list-item>
            <text:p text:style-name="P1">according: 6</text:p>
          </text:list-item>
          <text:list-item>
            <text:p text:style-name="P1">worthy: 6</text:p>
          </text:list-item>
          <text:list-item>
            <text:p text:style-name="P1">crowns: 6</text:p>
          </text:list-item>
          <text:list-item>
            <text:p text:style-name="P1">burning: 6</text:p>
          </text:list-item>
          <text:list-item>
            <text:p text:style-name="P1">face: 6</text:p>
          </text:list-item>
          <text:list-item>
            <text:p text:style-name="P1">receive: 6</text:p>
          </text:list-item>
          <text:list-item>
            <text:p text:style-name="P1">yet: 6</text:p>
          </text:list-item>
          <text:list-item>
            <text:p text:style-name="P1">killed: 6</text:p>
          </text:list-item>
          <text:list-item>
            <text:p text:style-name="P1">became: 6</text:p>
          </text:list-item>
          <text:list-item>
            <text:p text:style-name="P1">foreheads: 6</text:p>
          </text:list-item>
          <text:list-item>
            <text:p text:style-name="P1">forty: 6</text:p>
          </text:list-item>
          <text:list-item>
            <text:p text:style-name="P1">tongues: 6</text:p>
          </text:list-item>
          <text:list-item>
            <text:p text:style-name="P1">prepared: 6</text:p>
          </text:list-item>
          <text:list-item>
            <text:p text:style-name="P1">torment: 6</text:p>
          </text:list-item>
          <text:list-item>
            <text:p text:style-name="P1">cloud: 6</text:p>
          </text:list-item>
          <text:list-item>
            <text:p text:style-name="P1">fear: 6</text:p>
          </text:list-item>
          <text:list-item>
            <text:p text:style-name="P1">both: 6</text:p>
          </text:list-item>
          <text:list-item>
            <text:p text:style-name="P1">linen: 6</text:p>
          </text:list-item>
          <text:list-item>
            <text:p text:style-name="P1">precious: 6</text:p>
          </text:list-item>
          <text:list-item>
            <text:p text:style-name="P1">years: 6</text:p>
          </text:list-item>
          <text:list-item>
            <text:p text:style-name="P1">wall: 6</text:p>
          </text:list-item>
          <text:list-item>
            <text:p text:style-name="P1">shew: 5</text:p>
          </text:list-item>
          <text:list-item>
            <text:p text:style-name="P1">John: 5</text:p>
          </text:list-item>
          <text:list-item>
            <text:p text:style-name="P1">words: 5</text:p>
          </text:list-item>
          <text:list-item>
            <text:p text:style-name="P1">keep: 5</text:p>
          </text:list-item>
          <text:list-item>
            <text:p text:style-name="P1">tribulation: 5</text:p>
          </text:list-item>
          <text:list-item>
            <text:p text:style-name="P1">kingdom: 5</text:p>
          </text:list-item>
          <text:list-item>
            <text:p text:style-name="P1">head: 5</text:p>
          </text:list-item>
          <text:list-item>
            <text:p text:style-name="P1">if: 5</text:p>
          </text:list-item>
          <text:list-item>
            <text:p text:style-name="P1">strength: 5</text:p>
          </text:list-item>
          <text:list-item>
            <text:p text:style-name="P1">shalt: 5</text:p>
          </text:list-item>
          <text:list-item>
            <text:p text:style-name="P1">may: 5</text:p>
          </text:list-item>
          <text:list-item>
            <text:p text:style-name="P1">crown: 5</text:p>
          </text:list-item>
          <text:list-item>
            <text:p text:style-name="P1">repented: 5</text:p>
          </text:list-item>
          <text:list-item>
            <text:p text:style-name="P1">kill: 5</text:p>
          </text:list-item>
          <text:list-item>
            <text:p text:style-name="P1">iron: 5</text:p>
          </text:list-item>
          <text:list-item>
            <text:p text:style-name="P1">received: 5</text:p>
          </text:list-item>
          <text:list-item>
            <text:p text:style-name="P1">star: 5</text:p>
          </text:list-item>
          <text:list-item>
            <text:p text:style-name="P1">Thou: 5</text:p>
          </text:list-item>
          <text:list-item>
            <text:p text:style-name="P1">set: 5</text:p>
          </text:list-item>
          <text:list-item>
            <text:p text:style-name="P1">go: 5</text:p>
          </text:list-item>
          <text:list-item>
            <text:p text:style-name="P1">stand: 5</text:p>
          </text:list-item>
          <text:list-item>
            <text:p text:style-name="P1">looked: 5</text:p>
          </text:list-item>
          <text:list-item>
            <text:p text:style-name="P1">spirit: 5</text:p>
          </text:list-item>
          <text:list-item>
            <text:p text:style-name="P1">round: 5</text:p>
          </text:list-item>
          <text:list-item>
            <text:p text:style-name="P1">glass: 5</text:p>
          </text:list-item>
          <text:list-item>
            <text:p text:style-name="P1">O: 5</text:p>
          </text:list-item>
          <text:list-item>
            <text:p text:style-name="P1">seals: 5</text:p>
          </text:list-item>
          <text:list-item>
            <text:p text:style-name="P1">under: 5</text:p>
          </text:list-item>
          <text:list-item>
            <text:p text:style-name="P1">much: 5</text:p>
          </text:list-item>
          <text:list-item>
            <text:p text:style-name="P1">lo: 5</text:p>
          </text:list-item>
          <text:list-item>
            <text:p text:style-name="P1">forth: 5</text:p>
          </text:list-item>
          <text:list-item>
            <text:p text:style-name="P1">vials: 5</text:p>
          </text:list-item>
          <text:list-item>
            <text:p text:style-name="P1">song: 5</text:p>
          </text:list-item>
          <text:list-item>
            <text:p text:style-name="P1">tongue: 5</text:p>
          </text:list-item>
          <text:list-item>
            <text:p text:style-name="P1">measure: 5</text:p>
          </text:list-item>
          <text:list-item>
            <text:p text:style-name="P1">followed: 5</text:p>
          </text:list-item>
          <text:list-item>
            <text:p text:style-name="P1">sixth: 5</text:p>
          </text:list-item>
          <text:list-item>
            <text:p text:style-name="P1">together: 5</text:p>
          </text:list-item>
          <text:list-item>
            <text:p text:style-name="P1">might: 5</text:p>
          </text:list-item>
          <text:list-item>
            <text:p text:style-name="P1">seventh: 5</text:p>
          </text:list-item>
          <text:list-item>
            <text:p text:style-name="P1">filled: 5</text:p>
          </text:list-item>
          <text:list-item>
            <text:p text:style-name="P1">woe: 5</text:p>
          </text:list-item>
          <text:list-item>
            <text:p text:style-name="P1">whose: 5</text:p>
          </text:list-item>
          <text:list-item>
            <text:p text:style-name="P1">without: 5</text:p>
          </text:list-item>
          <text:list-item>
            <text:p text:style-name="P1">manner: 5</text:p>
          </text:list-item>
          <text:list-item>
            <text:p text:style-name="P1">judged: 5</text:p>
          </text:list-item>
          <text:list-item>
            <text:p text:style-name="P1">small: 5</text:p>
          </text:list-item>
          <text:list-item>
            <text:p text:style-name="P1">child: 5</text:p>
          </text:list-item>
          <text:list-item>
            <text:p text:style-name="P1">water: 5</text:p>
          </text:list-item>
          <text:list-item>
            <text:p text:style-name="P1">Babylon: 5</text:p>
          </text:list-item>
          <text:list-item>
            <text:p text:style-name="P1"><text:soft-page-break/>righteous: 5</text:p>
          </text:list-item>
          <text:list-item>
            <text:p text:style-name="P1">sayings: 5</text:p>
          </text:list-item>
          <text:list-item>
            <text:p text:style-name="P1">lake: 5</text:p>
          </text:list-item>
          <text:list-item>
            <text:p text:style-name="P1">sent: 4</text:p>
          </text:list-item>
          <text:list-item>
            <text:p text:style-name="P1">Who: 4</text:p>
          </text:list-item>
          <text:list-item>
            <text:p text:style-name="P1">Spirits: 4</text:p>
          </text:list-item>
          <text:list-item>
            <text:p text:style-name="P1">Father: 4</text:p>
          </text:list-item>
          <text:list-item>
            <text:p text:style-name="P1">cometh: 4</text:p>
          </text:list-item>
          <text:list-item>
            <text:p text:style-name="P1">kindreds: 4</text:p>
          </text:list-item>
          <text:list-item>
            <text:p text:style-name="P1">Alpha: 4</text:p>
          </text:list-item>
          <text:list-item>
            <text:p text:style-name="P1">Omega: 4</text:p>
          </text:list-item>
          <text:list-item>
            <text:p text:style-name="P1">beginning: 4</text:p>
          </text:list-item>
          <text:list-item>
            <text:p text:style-name="P1">trumpet: 4</text:p>
          </text:list-item>
          <text:list-item>
            <text:p text:style-name="P1">foot: 4</text:p>
          </text:list-item>
          <text:list-item>
            <text:p text:style-name="P1">brass: 4</text:p>
          </text:list-item>
          <text:list-item>
            <text:p text:style-name="P1">Write: 4</text:p>
          </text:list-item>
          <text:list-item>
            <text:p text:style-name="P1">therefore: 4</text:p>
          </text:list-item>
          <text:list-item>
            <text:p text:style-name="P1">blasphemy: 4</text:p>
          </text:list-item>
          <text:list-item>
            <text:p text:style-name="P1">fast: 4</text:p>
          </text:list-item>
          <text:list-item>
            <text:p text:style-name="P1">faith: 4</text:p>
          </text:list-item>
          <text:list-item>
            <text:p text:style-name="P1">children: 4</text:p>
          </text:list-item>
          <text:list-item>
            <text:p text:style-name="P1">space: 4</text:p>
          </text:list-item>
          <text:list-item>
            <text:p text:style-name="P1">till: 4</text:p>
          </text:list-item>
          <text:list-item>
            <text:p text:style-name="P1">rod: 4</text:p>
          </text:list-item>
          <text:list-item>
            <text:p text:style-name="P1">If: 4</text:p>
          </text:list-item>
          <text:list-item>
            <text:p text:style-name="P1">walk: 4</text:p>
          </text:list-item>
          <text:list-item>
            <text:p text:style-name="P1">door: 4</text:p>
          </text:list-item>
          <text:list-item>
            <text:p text:style-name="P1">shut: 4</text:p>
          </text:list-item>
          <text:list-item>
            <text:p text:style-name="P1">lie: 4</text:p>
          </text:list-item>
          <text:list-item>
            <text:p text:style-name="P1">sit: 4</text:p>
          </text:list-item>
          <text:list-item>
            <text:p text:style-name="P1">hither: 4</text:p>
          </text:list-item>
          <text:list-item>
            <text:p text:style-name="P1">jasper: 4</text:p>
          </text:list-item>
          <text:list-item>
            <text:p text:style-name="P1">lightnings: 4</text:p>
          </text:list-item>
          <text:list-item>
            <text:p text:style-name="P1">thunderings: 4</text:p>
          </text:list-item>
          <text:list-item>
            <text:p text:style-name="P1">able: 4</text:p>
          </text:list-item>
          <text:list-item>
            <text:p text:style-name="P1">thereon: 4</text:p>
          </text:list-item>
          <text:list-item>
            <text:p text:style-name="P1">took: 4</text:p>
          </text:list-item>
          <text:list-item>
            <text:p text:style-name="P1">reign: 4</text:p>
          </text:list-item>
          <text:list-item>
            <text:p text:style-name="P1">wisdom: 4</text:p>
          </text:list-item>
          <text:list-item>
            <text:p text:style-name="P1">fifth: 4</text:p>
          </text:list-item>
          <text:list-item>
            <text:p text:style-name="P1">brethren: 4</text:p>
          </text:list-item>
          <text:list-item>
            <text:p text:style-name="P1">fulfilled: 4</text:p>
          </text:list-item>
          <text:list-item>
            <text:p text:style-name="P1">moon: 4</text:p>
          </text:list-item>
          <text:list-item>
            <text:p text:style-name="P1">mountains: 4</text:p>
          </text:list-item>
          <text:list-item>
            <text:p text:style-name="P1">faces: 4</text:p>
          </text:list-item>
          <text:list-item>
            <text:p text:style-name="P1">fountains: 4</text:p>
          </text:list-item>
          <text:list-item>
            <text:p text:style-name="P1">half: 4</text:p>
          </text:list-item>
          <text:list-item>
            <text:p text:style-name="P1">hail: 4</text:p>
          </text:list-item>
          <text:list-item>
            <text:p text:style-name="P1">tormented: 4</text:p>
          </text:list-item>
          <text:list-item>
            <text:p text:style-name="P1">months: 4</text:p>
          </text:list-item>
          <text:list-item>
            <text:p text:style-name="P1">battle: 4</text:p>
          </text:list-item>
          <text:list-item>
            <text:p text:style-name="P1">tails: 4</text:p>
          </text:list-item>
          <text:list-item>
            <text:p text:style-name="P1">river: 4</text:p>
          </text:list-item>
          <text:list-item>
            <text:p text:style-name="P1">thunders: 4</text:p>
          </text:list-item>
          <text:list-item>
            <text:p text:style-name="P1">again: 4</text:p>
          </text:list-item>
          <text:list-item>
            <text:p text:style-name="P1">did: 4</text:p>
          </text:list-item>
          <text:list-item>
            <text:p text:style-name="P1">serpent: 4</text:p>
          </text:list-item>
          <text:list-item>
            <text:p text:style-name="P1">judgment: 4</text:p>
          </text:list-item>
          <text:list-item>
            <text:p text:style-name="P1">cup: 4</text:p>
          </text:list-item>
          <text:list-item>
            <text:p text:style-name="P1">whosoever: 4</text:p>
          </text:list-item>
          <text:list-item>
            <text:p text:style-name="P1">gather: 4</text:p>
          </text:list-item>
          <text:list-item>
            <text:p text:style-name="P1">winepress: 4</text:p>
          </text:list-item>
          <text:list-item>
            <text:p text:style-name="P1">pure: 4</text:p>
          </text:list-item>
          <text:list-item>
            <text:p text:style-name="P1">whore: 4</text:p>
          </text:list-item>
          <text:list-item>
            <text:p text:style-name="P1">scarlet: 4</text:p>
          </text:list-item>
          <text:list-item>
            <text:p text:style-name="P1">stones: 4</text:p>
          </text:list-item>
          <text:list-item>
            <text:p text:style-name="P1">pearls: 4</text:p>
          </text:list-item>
          <text:list-item>
            <text:p text:style-name="P1">OF: 4</text:p>
          </text:list-item>
          <text:list-item>
            <text:p text:style-name="P1">merchants: 4</text:p>
          </text:list-item>
          <text:list-item>
            <text:p text:style-name="P1">lived: 4</text:p>
          </text:list-item>
          <text:list-item>
            <text:p text:style-name="P1">bride: 4</text:p>
          </text:list-item>
          <text:list-item>
            <text:p text:style-name="P1">Alleluia: 4</text:p>
          </text:list-item>
          <text:list-item>
            <text:p text:style-name="P1">still: 4</text:p>
          </text:list-item>
          <text:list-item>
            <text:p text:style-name="P1">witness: 3</text:p>
          </text:list-item>
          <text:list-item>
            <text:p text:style-name="P1">loved: 3</text:p>
          </text:list-item>
          <text:list-item>
            <text:p text:style-name="P1">sins: 3</text:p>
          </text:list-item>
          <text:list-item>
            <text:p text:style-name="P1">priests: 3</text:p>
          </text:list-item>
          <text:list-item>
            <text:p text:style-name="P1">Even: 3</text:p>
          </text:list-item>
          <text:list-item>
            <text:p text:style-name="P1">your: 3</text:p>
          </text:list-item>
          <text:list-item>
            <text:p text:style-name="P1">What: 3</text:p>
          </text:list-item>
          <text:list-item>
            <text:p text:style-name="P1">Thyatira: 3</text:p>
          </text:list-item>
          <text:list-item>
            <text:p text:style-name="P1">Sardis: 3</text:p>
          </text:list-item>
          <text:list-item>
            <text:p text:style-name="P1">spake: 3</text:p>
          </text:list-item>
          <text:list-item>
            <text:p text:style-name="P1">being: 3</text:p>
          </text:list-item>
          <text:list-item>
            <text:p text:style-name="P1">Son: 3</text:p>
          </text:list-item>
          <text:list-item>
            <text:p text:style-name="P1">flame: 3</text:p>
          </text:list-item>
          <text:list-item>
            <text:p text:style-name="P1">Fear: 3</text:p>
          </text:list-item>
          <text:list-item>
            <text:p text:style-name="P1">alive: 3</text:p>
          </text:list-item>
          <text:list-item>
            <text:p text:style-name="P1">hell: 3</text:p>
          </text:list-item>
          <text:list-item>
            <text:p text:style-name="P1">seen: 3</text:p>
          </text:list-item>
          <text:list-item>
            <text:p text:style-name="P1">hereafter: 3</text:p>
          </text:list-item>
          <text:list-item>
            <text:p text:style-name="P1">mystery: 3</text:p>
          </text:list-item>
          <text:list-item>
            <text:p text:style-name="P1">tried: 3</text:p>
          </text:list-item>
          <text:list-item>
            <text:p text:style-name="P1">apostles: 3</text:p>
          </text:list-item>
          <text:list-item>
            <text:p text:style-name="P1">deeds: 3</text:p>
          </text:list-item>
          <text:list-item>
            <text:p text:style-name="P1">hate: 3</text:p>
          </text:list-item>
          <text:list-item>
            <text:p text:style-name="P1">To: 3</text:p>
          </text:list-item>
          <text:list-item>
            <text:p text:style-name="P1">devil: 3</text:p>
          </text:list-item>
          <text:list-item>
            <text:p text:style-name="P1">seat: 3</text:p>
          </text:list-item>
          <text:list-item>
            <text:p text:style-name="P1">among: 3</text:p>
          </text:list-item>
          <text:list-item>
            <text:p text:style-name="P1">few: 3</text:p>
          </text:list-item>
          <text:list-item>
            <text:p text:style-name="P1">doctrine: 3</text:p>
          </text:list-item>
          <text:list-item>
            <text:p text:style-name="P1">Israel: 3</text:p>
          </text:list-item>
          <text:list-item>
            <text:p text:style-name="P1">idols: 3</text:p>
          </text:list-item>
          <text:list-item>
            <text:p text:style-name="P1">commit: 3</text:p>
          </text:list-item>
          <text:list-item>
            <text:p text:style-name="P1">So: 3</text:p>
          </text:list-item>
          <text:list-item>
            <text:p text:style-name="P1">thing: 3</text:p>
          </text:list-item>
          <text:list-item>
            <text:p text:style-name="P1">herself: 3</text:p>
          </text:list-item>
          <text:list-item>
            <text:p text:style-name="P1">put: 3</text:p>
          </text:list-item>
          <text:list-item>
            <text:p text:style-name="P1">other: 3</text:p>
          </text:list-item>
          <text:list-item>
            <text:p text:style-name="P1">keepeth: 3</text:p>
          </text:list-item>
          <text:list-item>
            <text:p text:style-name="P1">end: 3</text:p>
          </text:list-item>
          <text:list-item>
            <text:p text:style-name="P1">rule: 3</text:p>
          </text:list-item>
          <text:list-item>
            <text:p text:style-name="P1">vessels: 3</text:p>
          </text:list-item>
          <text:list-item>
            <text:p text:style-name="P1">ready: 3</text:p>
          </text:list-item>
          <text:list-item>
            <text:p text:style-name="P1">die: 3</text:p>
          </text:list-item>
          <text:list-item>
            <text:p text:style-name="P1">same: 3</text:p>
          </text:list-item>
          <text:list-item>
            <text:p text:style-name="P1">raiment: 3</text:p>
          </text:list-item>
          <text:list-item>
            <text:p text:style-name="P1"><text:soft-page-break/>key: 3</text:p>
          </text:list-item>
          <text:list-item>
            <text:p text:style-name="P1">David: 3</text:p>
          </text:list-item>
          <text:list-item>
            <text:p text:style-name="P1">Jerusalem: 3</text:p>
          </text:list-item>
          <text:list-item>
            <text:p text:style-name="P1">cold: 3</text:p>
          </text:list-item>
          <text:list-item>
            <text:p text:style-name="P1">hot: 3</text:p>
          </text:list-item>
          <text:list-item>
            <text:p text:style-name="P1">need: 3</text:p>
          </text:list-item>
          <text:list-item>
            <text:p text:style-name="P1">naked: 3</text:p>
          </text:list-item>
          <text:list-item>
            <text:p text:style-name="P1">mayest: 3</text:p>
          </text:list-item>
          <text:list-item>
            <text:p text:style-name="P1">look: 3</text:p>
          </text:list-item>
          <text:list-item>
            <text:p text:style-name="P1">sight: 3</text:p>
          </text:list-item>
          <text:list-item>
            <text:p text:style-name="P1">seats: 3</text:p>
          </text:list-item>
          <text:list-item>
            <text:p text:style-name="P1">crystal: 3</text:p>
          </text:list-item>
          <text:list-item>
            <text:p text:style-name="P1">lion: 3</text:p>
          </text:list-item>
          <text:list-item>
            <text:p text:style-name="P1">six: 3</text:p>
          </text:list-item>
          <text:list-item>
            <text:p text:style-name="P1">wings: 3</text:p>
          </text:list-item>
          <text:list-item>
            <text:p text:style-name="P1">created: 3</text:p>
          </text:list-item>
          <text:list-item>
            <text:p text:style-name="P1">strong: 3</text:p>
          </text:list-item>
          <text:list-item>
            <text:p text:style-name="P1">taken: 3</text:p>
          </text:list-item>
          <text:list-item>
            <text:p text:style-name="P1">harps: 3</text:p>
          </text:list-item>
          <text:list-item>
            <text:p text:style-name="P1">prayers: 3</text:p>
          </text:list-item>
          <text:list-item>
            <text:p text:style-name="P1">wast: 3</text:p>
          </text:list-item>
          <text:list-item>
            <text:p text:style-name="P1">redeemed: 3</text:p>
          </text:list-item>
          <text:list-item>
            <text:p text:style-name="P1">such: 3</text:p>
          </text:list-item>
          <text:list-item>
            <text:p text:style-name="P1">souls: 3</text:p>
          </text:list-item>
          <text:list-item>
            <text:p text:style-name="P1">robes: 3</text:p>
          </text:list-item>
          <text:list-item>
            <text:p text:style-name="P1">until: 3</text:p>
          </text:list-item>
          <text:list-item>
            <text:p text:style-name="P1">hair: 3</text:p>
          </text:list-item>
          <text:list-item>
            <text:p text:style-name="P1">departed: 3</text:p>
          </text:list-item>
          <text:list-item>
            <text:p text:style-name="P1">mountain: 3</text:p>
          </text:list-item>
          <text:list-item>
            <text:p text:style-name="P1">free: 3</text:p>
          </text:list-item>
          <text:list-item>
            <text:p text:style-name="P1">standing: 3</text:p>
          </text:list-item>
          <text:list-item>
            <text:p text:style-name="P1">east: 3</text:p>
          </text:list-item>
          <text:list-item>
            <text:p text:style-name="P1">living: 3</text:p>
          </text:list-item>
          <text:list-item>
            <text:p text:style-name="P1">whom: 3</text:p>
          </text:list-item>
          <text:list-item>
            <text:p text:style-name="P1">trees: 3</text:p>
          </text:list-item>
          <text:list-item>
            <text:p text:style-name="P1">hands: 3</text:p>
          </text:list-item>
          <text:list-item>
            <text:p text:style-name="P1">arrayed: 3</text:p>
          </text:list-item>
          <text:list-item>
            <text:p text:style-name="P1">Therefore: 3</text:p>
          </text:list-item>
          <text:list-item>
            <text:p text:style-name="P1">died: 3</text:p>
          </text:list-item>
          <text:list-item>
            <text:p text:style-name="P1">ships: 3</text:p>
          </text:list-item>
          <text:list-item>
            <text:p text:style-name="P1">bitter: 3</text:p>
          </text:list-item>
          <text:list-item>
            <text:p text:style-name="P1">through: 3</text:p>
          </text:list-item>
          <text:list-item>
            <text:p text:style-name="P1">reason: 3</text:p>
          </text:list-item>
          <text:list-item>
            <text:p text:style-name="P1">five: 3</text:p>
          </text:list-item>
          <text:list-item>
            <text:p text:style-name="P1">breastplates: 3</text:p>
          </text:list-item>
          <text:list-item>
            <text:p text:style-name="P1">loosed: 3</text:p>
          </text:list-item>
          <text:list-item>
            <text:p text:style-name="P1">devils: 3</text:p>
          </text:list-item>
          <text:list-item>
            <text:p text:style-name="P1">wood: 3</text:p>
          </text:list-item>
          <text:list-item>
            <text:p text:style-name="P1">uttered: 3</text:p>
          </text:list-item>
          <text:list-item>
            <text:p text:style-name="P1">finished: 3</text:p>
          </text:list-item>
          <text:list-item>
            <text:p text:style-name="P1">reed: 3</text:p>
          </text:list-item>
          <text:list-item>
            <text:p text:style-name="P1">threescore: 3</text:p>
          </text:list-item>
          <text:list-item>
            <text:p text:style-name="P1">overcome: 3</text:p>
          </text:list-item>
          <text:list-item>
            <text:p text:style-name="P1">bodies: 3</text:p>
          </text:list-item>
          <text:list-item>
            <text:p text:style-name="P1">street: 3</text:p>
          </text:list-item>
          <text:list-item>
            <text:p text:style-name="P1">rejoice: 3</text:p>
          </text:list-item>
          <text:list-item>
            <text:p text:style-name="P1">remnant: 3</text:p>
          </text:list-item>
          <text:list-item>
            <text:p text:style-name="P1">wonder: 3</text:p>
          </text:list-item>
          <text:list-item>
            <text:p text:style-name="P1">delivered: 3</text:p>
          </text:list-item>
          <text:list-item>
            <text:p text:style-name="P1">fled: 3</text:p>
          </text:list-item>
          <text:list-item>
            <text:p text:style-name="P1">wilderness: 3</text:p>
          </text:list-item>
          <text:list-item>
            <text:p text:style-name="P1">fly: 3</text:p>
          </text:list-item>
          <text:list-item>
            <text:p text:style-name="P1">flood: 3</text:p>
          </text:list-item>
          <text:list-item>
            <text:p text:style-name="P1">carried: 3</text:p>
          </text:list-item>
          <text:list-item>
            <text:p text:style-name="P1">commandments: 3</text:p>
          </text:list-item>
          <text:list-item>
            <text:p text:style-name="P1">wound: 3</text:p>
          </text:list-item>
          <text:list-item>
            <text:p text:style-name="P1">tabernacle: 3</text:p>
          </text:list-item>
          <text:list-item>
            <text:p text:style-name="P1">foundation: 3</text:p>
          </text:list-item>
          <text:list-item>
            <text:p text:style-name="P1">Here: 3</text:p>
          </text:list-item>
          <text:list-item>
            <text:p text:style-name="P1">maketh: 3</text:p>
          </text:list-item>
          <text:list-item>
            <text:p text:style-name="P1">miracles: 3</text:p>
          </text:list-item>
          <text:list-item>
            <text:p text:style-name="P1">goeth: 3</text:p>
          </text:list-item>
          <text:list-item>
            <text:p text:style-name="P1">drink: 3</text:p>
          </text:list-item>
          <text:list-item>
            <text:p text:style-name="P1">gathered: 3</text:p>
          </text:list-item>
          <text:list-item>
            <text:p text:style-name="P1">judgments: 3</text:p>
          </text:list-item>
          <text:list-item>
            <text:p text:style-name="P1">enter: 3</text:p>
          </text:list-item>
          <text:list-item>
            <text:p text:style-name="P1">blasphemed: 3</text:p>
          </text:list-item>
          <text:list-item>
            <text:p text:style-name="P1">false: 3</text:p>
          </text:list-item>
          <text:list-item>
            <text:p text:style-name="P1">prophet: 3</text:p>
          </text:list-item>
          <text:list-item>
            <text:p text:style-name="P1">done: 3</text:p>
          </text:list-item>
          <text:list-item>
            <text:p text:style-name="P1">talked: 3</text:p>
          </text:list-item>
          <text:list-item>
            <text:p text:style-name="P1">committed: 3</text:p>
          </text:list-item>
          <text:list-item>
            <text:p text:style-name="P1">purple: 3</text:p>
          </text:list-item>
          <text:list-item>
            <text:p text:style-name="P1">THE: 3</text:p>
          </text:list-item>
          <text:list-item>
            <text:p text:style-name="P1">double: 3</text:p>
          </text:list-item>
          <text:list-item>
            <text:p text:style-name="P1">sorrow: 3</text:p>
          </text:list-item>
          <text:list-item>
            <text:p text:style-name="P1">afar: 3</text:p>
          </text:list-item>
          <text:list-item>
            <text:p text:style-name="P1">off: 3</text:p>
          </text:list-item>
          <text:list-item>
            <text:p text:style-name="P1">Alas: 3</text:p>
          </text:list-item>
          <text:list-item>
            <text:p text:style-name="P1">alas: 3</text:p>
          </text:list-item>
          <text:list-item>
            <text:p text:style-name="P1">deceived: 3</text:p>
          </text:list-item>
          <text:list-item>
            <text:p text:style-name="P1">breadth: 3</text:p>
          </text:list-item>
          <text:list-item>
            <text:p text:style-name="P1">shewed: 3</text:p>
          </text:list-item>
          <text:list-item>
            <text:p text:style-name="P1">clear: 3</text:p>
          </text:list-item>
          <text:list-item>
            <text:p text:style-name="P1">shortly: 2</text:p>
          </text:list-item>
          <text:list-item>
            <text:p text:style-name="P1">servant: 2</text:p>
          </text:list-item>
          <text:list-item>
            <text:p text:style-name="P1">bare: 2</text:p>
          </text:list-item>
          <text:list-item>
            <text:p text:style-name="P1">Asia: 2</text:p>
          </text:list-item>
          <text:list-item>
            <text:p text:style-name="P1">peace: 2</text:p>
          </text:list-item>
          <text:list-item>
            <text:p text:style-name="P1">Unto: 2</text:p>
          </text:list-item>
          <text:list-item>
            <text:p text:style-name="P1">washed: 2</text:p>
          </text:list-item>
          <text:list-item>
            <text:p text:style-name="P1">behind: 2</text:p>
          </text:list-item>
          <text:list-item>
            <text:p text:style-name="P1">send: 2</text:p>
          </text:list-item>
          <text:list-item>
            <text:p text:style-name="P1">Ephesus: 2</text:p>
          </text:list-item>
          <text:list-item>
            <text:p text:style-name="P1">Smyrna: 2</text:p>
          </text:list-item>
          <text:list-item>
            <text:p text:style-name="P1">Pergamos: 2</text:p>
          </text:list-item>
          <text:list-item>
            <text:p text:style-name="P1">Philadelphia: 2</text:p>
          </text:list-item>
          <text:list-item>
            <text:p text:style-name="P1">turned: 2</text:p>
          </text:list-item>
          <text:list-item>
            <text:p text:style-name="P1">His: 2</text:p>
          </text:list-item>
          <text:list-item>
            <text:p text:style-name="P1">burned: 2</text:p>
          </text:list-item>
          <text:list-item>
            <text:p text:style-name="P1">furnace: 2</text:p>
          </text:list-item>
          <text:list-item>
            <text:p text:style-name="P1">laid: 2</text:p>
          </text:list-item>
          <text:list-item>
            <text:p text:style-name="P1">how: 2</text:p>
          </text:list-item>
          <text:list-item>
            <text:p text:style-name="P1">bear: 2</text:p>
          </text:list-item>
          <text:list-item>
            <text:p text:style-name="P1">liars: 2</text:p>
          </text:list-item>
          <text:list-item>
            <text:p text:style-name="P1">left: 2</text:p>
          </text:list-item>
          <text:list-item>
            <text:p text:style-name="P1">love: 2</text:p>
          </text:list-item>
          <text:list-item>
            <text:p text:style-name="P1">Remember: 2</text:p>
          </text:list-item>
          <text:list-item>
            <text:p text:style-name="P1"><text:soft-page-break/>whence: 2</text:p>
          </text:list-item>
          <text:list-item>
            <text:p text:style-name="P1">else: 2</text:p>
          </text:list-item>
          <text:list-item>
            <text:p text:style-name="P1">except: 2</text:p>
          </text:list-item>
          <text:list-item>
            <text:p text:style-name="P1">Nicolaitanes: 2</text:p>
          </text:list-item>
          <text:list-item>
            <text:p text:style-name="P1">Jews: 2</text:p>
          </text:list-item>
          <text:list-item>
            <text:p text:style-name="P1">synagogue: 2</text:p>
          </text:list-item>
          <text:list-item>
            <text:p text:style-name="P1">none: 2</text:p>
          </text:list-item>
          <text:list-item>
            <text:p text:style-name="P1">suffer: 2</text:p>
          </text:list-item>
          <text:list-item>
            <text:p text:style-name="P1">prison: 2</text:p>
          </text:list-item>
          <text:list-item>
            <text:p text:style-name="P1">denied: 2</text:p>
          </text:list-item>
          <text:list-item>
            <text:p text:style-name="P1">wherein: 2</text:p>
          </text:list-item>
          <text:list-item>
            <text:p text:style-name="P1">sacrificed: 2</text:p>
          </text:list-item>
          <text:list-item>
            <text:p text:style-name="P1">knoweth: 2</text:p>
          </text:list-item>
          <text:list-item>
            <text:p text:style-name="P1">receiveth: 2</text:p>
          </text:list-item>
          <text:list-item>
            <text:p text:style-name="P1">hearts: 2</text:p>
          </text:list-item>
          <text:list-item>
            <text:p text:style-name="P1">speak: 2</text:p>
          </text:list-item>
          <text:list-item>
            <text:p text:style-name="P1">morning: 2</text:p>
          </text:list-item>
          <text:list-item>
            <text:p text:style-name="P1">thief: 2</text:p>
          </text:list-item>
          <text:list-item>
            <text:p text:style-name="P1">defiled: 2</text:p>
          </text:list-item>
          <text:list-item>
            <text:p text:style-name="P1">garments: 2</text:p>
          </text:list-item>
          <text:list-item>
            <text:p text:style-name="P1">openeth: 2</text:p>
          </text:list-item>
          <text:list-item>
            <text:p text:style-name="P1">shutteth: 2</text:p>
          </text:list-item>
          <text:list-item>
            <text:p text:style-name="P1">can: 2</text:p>
          </text:list-item>
          <text:list-item>
            <text:p text:style-name="P1">kept: 2</text:p>
          </text:list-item>
          <text:list-item>
            <text:p text:style-name="P1">Because: 2</text:p>
          </text:list-item>
          <text:list-item>
            <text:p text:style-name="P1">would: 2</text:p>
          </text:list-item>
          <text:list-item>
            <text:p text:style-name="P1">knowest: 2</text:p>
          </text:list-item>
          <text:list-item>
            <text:p text:style-name="P1">poor: 2</text:p>
          </text:list-item>
          <text:list-item>
            <text:p text:style-name="P1">buy: 2</text:p>
          </text:list-item>
          <text:list-item>
            <text:p text:style-name="P1">shame: 2</text:p>
          </text:list-item>
          <text:list-item>
            <text:p text:style-name="P1">overcame: 2</text:p>
          </text:list-item>
          <text:list-item>
            <text:p text:style-name="P1">After: 2</text:p>
          </text:list-item>
          <text:list-item>
            <text:p text:style-name="P1">rainbow: 2</text:p>
          </text:list-item>
          <text:list-item>
            <text:p text:style-name="P1">emerald: 2</text:p>
          </text:list-item>
          <text:list-item>
            <text:p text:style-name="P1">proceeded: 2</text:p>
          </text:list-item>
          <text:list-item>
            <text:p text:style-name="P1">flying: 2</text:p>
          </text:list-item>
          <text:list-item>
            <text:p text:style-name="P1">eagle: 2</text:p>
          </text:list-item>
          <text:list-item>
            <text:p text:style-name="P1">within: 2</text:p>
          </text:list-item>
          <text:list-item>
            <text:p text:style-name="P1">thanks: 2</text:p>
          </text:list-item>
          <text:list-item>
            <text:p text:style-name="P1">fall: 2</text:p>
          </text:list-item>
          <text:list-item>
            <text:p text:style-name="P1">loose: 2</text:p>
          </text:list-item>
          <text:list-item>
            <text:p text:style-name="P1">Juda: 2</text:p>
          </text:list-item>
          <text:list-item>
            <text:p text:style-name="P1">prevailed: 2</text:p>
          </text:list-item>
          <text:list-item>
            <text:p text:style-name="P1">been: 2</text:p>
          </text:list-item>
          <text:list-item>
            <text:p text:style-name="P1">odours: 2</text:p>
          </text:list-item>
          <text:list-item>
            <text:p text:style-name="P1">sung: 2</text:p>
          </text:list-item>
          <text:list-item>
            <text:p text:style-name="P1">kindred: 2</text:p>
          </text:list-item>
          <text:list-item>
            <text:p text:style-name="P1">nation: 2</text:p>
          </text:list-item>
          <text:list-item>
            <text:p text:style-name="P1">we: 2</text:p>
          </text:list-item>
          <text:list-item>
            <text:p text:style-name="P1">times: 2</text:p>
          </text:list-item>
          <text:list-item>
            <text:p text:style-name="P1">thousands: 2</text:p>
          </text:list-item>
          <text:list-item>
            <text:p text:style-name="P1">riches: 2</text:p>
          </text:list-item>
          <text:list-item>
            <text:p text:style-name="P1">Blessing: 2</text:p>
          </text:list-item>
          <text:list-item>
            <text:p text:style-name="P1">thunder: 2</text:p>
          </text:list-item>
          <text:list-item>
            <text:p text:style-name="P1">red: 2</text:p>
          </text:list-item>
          <text:list-item>
            <text:p text:style-name="P1">black: 2</text:p>
          </text:list-item>
          <text:list-item>
            <text:p text:style-name="P1">wheat: 2</text:p>
          </text:list-item>
          <text:list-item>
            <text:p text:style-name="P1">penny: 2</text:p>
          </text:list-item>
          <text:list-item>
            <text:p text:style-name="P1">oil: 2</text:p>
          </text:list-item>
          <text:list-item>
            <text:p text:style-name="P1">hunger: 2</text:p>
          </text:list-item>
          <text:list-item>
            <text:p text:style-name="P1">How: 2</text:p>
          </text:list-item>
          <text:list-item>
            <text:p text:style-name="P1">judge: 2</text:p>
          </text:list-item>
          <text:list-item>
            <text:p text:style-name="P1">season: 2</text:p>
          </text:list-item>
          <text:list-item>
            <text:p text:style-name="P1">sackcloth: 2</text:p>
          </text:list-item>
          <text:list-item>
            <text:p text:style-name="P1">wind: 2</text:p>
          </text:list-item>
          <text:list-item>
            <text:p text:style-name="P1">island: 2</text:p>
          </text:list-item>
          <text:list-item>
            <text:p text:style-name="P1">captains: 2</text:p>
          </text:list-item>
          <text:list-item>
            <text:p text:style-name="P1">themselves: 2</text:p>
          </text:list-item>
          <text:list-item>
            <text:p text:style-name="P1">rocks: 2</text:p>
          </text:list-item>
          <text:list-item>
            <text:p text:style-name="P1">tribes: 2</text:p>
          </text:list-item>
          <text:list-item>
            <text:p text:style-name="P1">multitude: 2</text:p>
          </text:list-item>
          <text:list-item>
            <text:p text:style-name="P1">could: 2</text:p>
          </text:list-item>
          <text:list-item>
            <text:p text:style-name="P1">Salvation: 2</text:p>
          </text:list-item>
          <text:list-item>
            <text:p text:style-name="P1">serve: 2</text:p>
          </text:list-item>
          <text:list-item>
            <text:p text:style-name="P1">heat: 2</text:p>
          </text:list-item>
          <text:list-item>
            <text:p text:style-name="P1">feed: 2</text:p>
          </text:list-item>
          <text:list-item>
            <text:p text:style-name="P1">wipe: 2</text:p>
          </text:list-item>
          <text:list-item>
            <text:p text:style-name="P1">tears: 2</text:p>
          </text:list-item>
          <text:list-item>
            <text:p text:style-name="P1">trumpets: 2</text:p>
          </text:list-item>
          <text:list-item>
            <text:p text:style-name="P1">censer: 2</text:p>
          </text:list-item>
          <text:list-item>
            <text:p text:style-name="P1">incense: 2</text:p>
          </text:list-item>
          <text:list-item>
            <text:p text:style-name="P1">ascended: 2</text:p>
          </text:list-item>
          <text:list-item>
            <text:p text:style-name="P1">angel's: 2</text:p>
          </text:list-item>
          <text:list-item>
            <text:p text:style-name="P1">mingled: 2</text:p>
          </text:list-item>
          <text:list-item>
            <text:p text:style-name="P1">burnt: 2</text:p>
          </text:list-item>
          <text:list-item>
            <text:p text:style-name="P1">green: 2</text:p>
          </text:list-item>
          <text:list-item>
            <text:p text:style-name="P1">grass: 2</text:p>
          </text:list-item>
          <text:list-item>
            <text:p text:style-name="P1">rivers: 2</text:p>
          </text:list-item>
          <text:list-item>
            <text:p text:style-name="P1">darkened: 2</text:p>
          </text:list-item>
          <text:list-item>
            <text:p text:style-name="P1">Woe: 2</text:p>
          </text:list-item>
          <text:list-item>
            <text:p text:style-name="P1">inhabiters: 2</text:p>
          </text:list-item>
          <text:list-item>
            <text:p text:style-name="P1">air: 2</text:p>
          </text:list-item>
          <text:list-item>
            <text:p text:style-name="P1">locusts: 2</text:p>
          </text:list-item>
          <text:list-item>
            <text:p text:style-name="P1">scorpions: 2</text:p>
          </text:list-item>
          <text:list-item>
            <text:p text:style-name="P1">only: 2</text:p>
          </text:list-item>
          <text:list-item>
            <text:p text:style-name="P1">find: 2</text:p>
          </text:list-item>
          <text:list-item>
            <text:p text:style-name="P1">women: 2</text:p>
          </text:list-item>
          <text:list-item>
            <text:p text:style-name="P1">teeth: 2</text:p>
          </text:list-item>
          <text:list-item>
            <text:p text:style-name="P1">lions: 2</text:p>
          </text:list-item>
          <text:list-item>
            <text:p text:style-name="P1">chariots: 2</text:p>
          </text:list-item>
          <text:list-item>
            <text:p text:style-name="P1">Hebrew: 2</text:p>
          </text:list-item>
          <text:list-item>
            <text:p text:style-name="P1">past: 2</text:p>
          </text:list-item>
          <text:list-item>
            <text:p text:style-name="P1">bound: 2</text:p>
          </text:list-item>
          <text:list-item>
            <text:p text:style-name="P1">Euphrates: 2</text:p>
          </text:list-item>
          <text:list-item>
            <text:p text:style-name="P1">month: 2</text:p>
          </text:list-item>
          <text:list-item>
            <text:p text:style-name="P1">army: 2</text:p>
          </text:list-item>
          <text:list-item>
            <text:p text:style-name="P1">thus: 2</text:p>
          </text:list-item>
          <text:list-item>
            <text:p text:style-name="P1">jacinth: 2</text:p>
          </text:list-item>
          <text:list-item>
            <text:p text:style-name="P1">mouths: 2</text:p>
          </text:list-item>
          <text:list-item>
            <text:p text:style-name="P1">issued: 2</text:p>
          </text:list-item>
          <text:list-item>
            <text:p text:style-name="P1">silver: 2</text:p>
          </text:list-item>
          <text:list-item>
            <text:p text:style-name="P1">sorceries: 2</text:p>
          </text:list-item>
          <text:list-item>
            <text:p text:style-name="P1">Seal: 2</text:p>
          </text:list-item>
          <text:list-item>
            <text:p text:style-name="P1">Go: 2</text:p>
          </text:list-item>
          <text:list-item>
            <text:p text:style-name="P1">belly: 2</text:p>
          </text:list-item>
          <text:list-item>
            <text:p text:style-name="P1">sweet: 2</text:p>
          </text:list-item>
          <text:list-item>
            <text:p text:style-name="P1">honey: 2</text:p>
          </text:list-item>
          <text:list-item>
            <text:p text:style-name="P1">soon: 2</text:p>
          </text:list-item>
          <text:list-item>
            <text:p text:style-name="P1"><text:soft-page-break/>prophesy: 2</text:p>
          </text:list-item>
          <text:list-item>
            <text:p text:style-name="P1">peoples: 2</text:p>
          </text:list-item>
          <text:list-item>
            <text:p text:style-name="P1">enemies: 2</text:p>
          </text:list-item>
          <text:list-item>
            <text:p text:style-name="P1">smite: 2</text:p>
          </text:list-item>
          <text:list-item>
            <text:p text:style-name="P1">ascendeth: 2</text:p>
          </text:list-item>
          <text:list-item>
            <text:p text:style-name="P1">tenth: 2</text:p>
          </text:list-item>
          <text:list-item>
            <text:p text:style-name="P1">kingdoms: 2</text:p>
          </text:list-item>
          <text:list-item>
            <text:p text:style-name="P1">become: 2</text:p>
          </text:list-item>
          <text:list-item>
            <text:p text:style-name="P1">reigned: 2</text:p>
          </text:list-item>
          <text:list-item>
            <text:p text:style-name="P1">shouldest: 2</text:p>
          </text:list-item>
          <text:list-item>
            <text:p text:style-name="P1">reward: 2</text:p>
          </text:list-item>
          <text:list-item>
            <text:p text:style-name="P1">destroy: 2</text:p>
          </text:list-item>
          <text:list-item>
            <text:p text:style-name="P1">appeared: 2</text:p>
          </text:list-item>
          <text:list-item>
            <text:p text:style-name="P1">brought: 2</text:p>
          </text:list-item>
          <text:list-item>
            <text:p text:style-name="P1">fought: 2</text:p>
          </text:list-item>
          <text:list-item>
            <text:p text:style-name="P1">old: 2</text:p>
          </text:list-item>
          <text:list-item>
            <text:p text:style-name="P1">Devil: 2</text:p>
          </text:list-item>
          <text:list-item>
            <text:p text:style-name="P1">deceiveth: 2</text:p>
          </text:list-item>
          <text:list-item>
            <text:p text:style-name="P1">whole: 2</text:p>
          </text:list-item>
          <text:list-item>
            <text:p text:style-name="P1">short: 2</text:p>
          </text:list-item>
          <text:list-item>
            <text:p text:style-name="P1">cause: 2</text:p>
          </text:list-item>
          <text:list-item>
            <text:p text:style-name="P1">sand: 2</text:p>
          </text:list-item>
          <text:list-item>
            <text:p text:style-name="P1">deadly: 2</text:p>
          </text:list-item>
          <text:list-item>
            <text:p text:style-name="P1">healed: 2</text:p>
          </text:list-item>
          <text:list-item>
            <text:p text:style-name="P1">wondered: 2</text:p>
          </text:list-item>
          <text:list-item>
            <text:p text:style-name="P1">continue: 2</text:p>
          </text:list-item>
          <text:list-item>
            <text:p text:style-name="P1">captivity: 2</text:p>
          </text:list-item>
          <text:list-item>
            <text:p text:style-name="P1">coming: 2</text:p>
          </text:list-item>
          <text:list-item>
            <text:p text:style-name="P1">causeth: 2</text:p>
          </text:list-item>
          <text:list-item>
            <text:p text:style-name="P1">bond: 2</text:p>
          </text:list-item>
          <text:list-item>
            <text:p text:style-name="P1">Let: 2</text:p>
          </text:list-item>
          <text:list-item>
            <text:p text:style-name="P1">harpers: 2</text:p>
          </text:list-item>
          <text:list-item>
            <text:p text:style-name="P1">follow: 2</text:p>
          </text:list-item>
          <text:list-item>
            <text:p text:style-name="P1">forehead: 2</text:p>
          </text:list-item>
          <text:list-item>
            <text:p text:style-name="P1">presence: 2</text:p>
          </text:list-item>
          <text:list-item>
            <text:p text:style-name="P1">here: 2</text:p>
          </text:list-item>
          <text:list-item>
            <text:p text:style-name="P1">crying: 2</text:p>
          </text:list-item>
          <text:list-item>
            <text:p text:style-name="P1">Thrust: 2</text:p>
          </text:list-item>
          <text:list-item>
            <text:p text:style-name="P1">reap: 2</text:p>
          </text:list-item>
          <text:list-item>
            <text:p text:style-name="P1">ripe: 2</text:p>
          </text:list-item>
          <text:list-item>
            <text:p text:style-name="P1">thrust: 2</text:p>
          </text:list-item>
          <text:list-item>
            <text:p text:style-name="P1">vine: 2</text:p>
          </text:list-item>
          <text:list-item>
            <text:p text:style-name="P1">furlongs: 2</text:p>
          </text:list-item>
          <text:list-item>
            <text:p text:style-name="P1">marvellous: 2</text:p>
          </text:list-item>
          <text:list-item>
            <text:p text:style-name="P1">ways: 2</text:p>
          </text:list-item>
          <text:list-item>
            <text:p text:style-name="P1">King: 2</text:p>
          </text:list-item>
          <text:list-item>
            <text:p text:style-name="P1">soul: 2</text:p>
          </text:list-item>
          <text:list-item>
            <text:p text:style-name="P1">pain: 2</text:p>
          </text:list-item>
          <text:list-item>
            <text:p text:style-name="P1">unclean: 2</text:p>
          </text:list-item>
          <text:list-item>
            <text:p text:style-name="P1">spirits: 2</text:p>
          </text:list-item>
          <text:list-item>
            <text:p text:style-name="P1">It: 2</text:p>
          </text:list-item>
          <text:list-item>
            <text:p text:style-name="P1">fierceness: 2</text:p>
          </text:list-item>
          <text:list-item>
            <text:p text:style-name="P1">plague: 2</text:p>
          </text:list-item>
          <text:list-item>
            <text:p text:style-name="P1">drunk: 2</text:p>
          </text:list-item>
          <text:list-item>
            <text:p text:style-name="P1">decked: 2</text:p>
          </text:list-item>
          <text:list-item>
            <text:p text:style-name="P1">AND: 2</text:p>
          </text:list-item>
          <text:list-item>
            <text:p text:style-name="P1">perdition: 2</text:p>
          </text:list-item>
          <text:list-item>
            <text:p text:style-name="P1">mind: 2</text:p>
          </text:list-item>
          <text:list-item>
            <text:p text:style-name="P1">eighth: 2</text:p>
          </text:list-item>
          <text:list-item>
            <text:p text:style-name="P1">desolate: 2</text:p>
          </text:list-item>
          <text:list-item>
            <text:p text:style-name="P1">reigneth: 2</text:p>
          </text:list-item>
          <text:list-item>
            <text:p text:style-name="P1">deliciously: 2</text:p>
          </text:list-item>
          <text:list-item>
            <text:p text:style-name="P1">merchandise: 2</text:p>
          </text:list-item>
          <text:list-item>
            <text:p text:style-name="P1">most: 2</text:p>
          </text:list-item>
          <text:list-item>
            <text:p text:style-name="P1">fruits: 2</text:p>
          </text:list-item>
          <text:list-item>
            <text:p text:style-name="P1">weeping: 2</text:p>
          </text:list-item>
          <text:list-item>
            <text:p text:style-name="P1">wailing: 2</text:p>
          </text:list-item>
          <text:list-item>
            <text:p text:style-name="P1">avenged: 2</text:p>
          </text:list-item>
          <text:list-item>
            <text:p text:style-name="P1">millstone: 2</text:p>
          </text:list-item>
          <text:list-item>
            <text:p text:style-name="P1">whatsoever: 2</text:p>
          </text:list-item>
          <text:list-item>
            <text:p text:style-name="P1">candle: 2</text:p>
          </text:list-item>
          <text:list-item>
            <text:p text:style-name="P1">shine: 2</text:p>
          </text:list-item>
          <text:list-item>
            <text:p text:style-name="P1">marriage: 2</text:p>
          </text:list-item>
          <text:list-item>
            <text:p text:style-name="P1">wife: 2</text:p>
          </text:list-item>
          <text:list-item>
            <text:p text:style-name="P1">clean: 2</text:p>
          </text:list-item>
          <text:list-item>
            <text:p text:style-name="P1">righteousness: 2</text:p>
          </text:list-item>
          <text:list-item>
            <text:p text:style-name="P1">supper: 2</text:p>
          </text:list-item>
          <text:list-item>
            <text:p text:style-name="P1">See: 2</text:p>
          </text:list-item>
          <text:list-item>
            <text:p text:style-name="P1">fellowservant: 2</text:p>
          </text:list-item>
          <text:list-item>
            <text:p text:style-name="P1">himself: 2</text:p>
          </text:list-item>
          <text:list-item>
            <text:p text:style-name="P1">vesture: 2</text:p>
          </text:list-item>
          <text:list-item>
            <text:p text:style-name="P1">armies: 2</text:p>
          </text:list-item>
          <text:list-item>
            <text:p text:style-name="P1">fowls: 2</text:p>
          </text:list-item>
          <text:list-item>
            <text:p text:style-name="P1">deceive: 2</text:p>
          </text:list-item>
          <text:list-item>
            <text:p text:style-name="P1">This: 2</text:p>
          </text:list-item>
          <text:list-item>
            <text:p text:style-name="P1">resurrection: 2</text:p>
          </text:list-item>
          <text:list-item>
            <text:p text:style-name="P1">books: 2</text:p>
          </text:list-item>
          <text:list-item>
            <text:p text:style-name="P1">passed: 2</text:p>
          </text:list-item>
          <text:list-item>
            <text:p text:style-name="P1">athirst: 2</text:p>
          </text:list-item>
          <text:list-item>
            <text:p text:style-name="P1">freely: 2</text:p>
          </text:list-item>
          <text:list-item>
            <text:p text:style-name="P1">murderers: 2</text:p>
          </text:list-item>
          <text:list-item>
            <text:p text:style-name="P1">whoremongers: 2</text:p>
          </text:list-item>
          <text:list-item>
            <text:p text:style-name="P1">sorcerers: 2</text:p>
          </text:list-item>
          <text:list-item>
            <text:p text:style-name="P1">idolaters: 2</text:p>
          </text:list-item>
          <text:list-item>
            <text:p text:style-name="P1">Lamb's: 2</text:p>
          </text:list-item>
          <text:list-item>
            <text:p text:style-name="P1">high: 2</text:p>
          </text:list-item>
          <text:list-item>
            <text:p text:style-name="P1">foundations: 2</text:p>
          </text:list-item>
          <text:list-item>
            <text:p text:style-name="P1">length: 2</text:p>
          </text:list-item>
          <text:list-item>
            <text:p text:style-name="P1">measured: 2</text:p>
          </text:list-item>
          <text:list-item>
            <text:p text:style-name="P1">bring: 2</text:p>
          </text:list-item>
          <text:list-item>
            <text:p text:style-name="P1">unjust: 2</text:p>
          </text:list-item>
          <text:list-item>
            <text:p text:style-name="P1">filthy: 2</text:p>
          </text:list-item>
          <text:list-item>
            <text:p text:style-name="P1">testify: 2</text:p>
          </text:list-item>
          <text:list-item>
            <text:p text:style-name="P1">heareth: 2</text:p>
          </text:list-item>
          <text:list-item>
            <text:p text:style-name="P1">add: 2</text:p>
          </text:list-item>
          <text:list-item>
            <text:p text:style-name="P1">Revelation: 1</text:p>
          </text:list-item>
          <text:list-item>
            <text:p text:style-name="P1">pass: 1</text:p>
          </text:list-item>
          <text:list-item>
            <text:p text:style-name="P1">signified: 1</text:p>
          </text:list-item>
          <text:list-item>
            <text:p text:style-name="P1">record: 1</text:p>
          </text:list-item>
          <text:list-item>
            <text:p text:style-name="P1">readeth: 1</text:p>
          </text:list-item>
          <text:list-item>
            <text:p text:style-name="P1">Grace: 1</text:p>
          </text:list-item>
          <text:list-item>
            <text:p text:style-name="P1">begotten: 1</text:p>
          </text:list-item>
          <text:list-item>
            <text:p text:style-name="P1">prince: 1</text:p>
          </text:list-item>
          <text:list-item>
            <text:p text:style-name="P1">own: 1</text:p>
          </text:list-item>
          <text:list-item>
            <text:p text:style-name="P1">dominion: 1</text:p>
          </text:list-item>
          <text:list-item>
            <text:p text:style-name="P1">clouds: 1</text:p>
          </text:list-item>
          <text:list-item>
            <text:p text:style-name="P1">eye: 1</text:p>
          </text:list-item>
          <text:list-item>
            <text:p text:style-name="P1">pierced: 1</text:p>
          </text:list-item>
          <text:list-item>
            <text:p text:style-name="P1"><text:soft-page-break/>wail: 1</text:p>
          </text:list-item>
          <text:list-item>
            <text:p text:style-name="P1">ending: 1</text:p>
          </text:list-item>
          <text:list-item>
            <text:p text:style-name="P1">brother: 1</text:p>
          </text:list-item>
          <text:list-item>
            <text:p text:style-name="P1">companion: 1</text:p>
          </text:list-item>
          <text:list-item>
            <text:p text:style-name="P1">isle: 1</text:p>
          </text:list-item>
          <text:list-item>
            <text:p text:style-name="P1">Patmos: 1</text:p>
          </text:list-item>
          <text:list-item>
            <text:p text:style-name="P1">Lord's: 1</text:p>
          </text:list-item>
          <text:list-item>
            <text:p text:style-name="P1">seest: 1</text:p>
          </text:list-item>
          <text:list-item>
            <text:p text:style-name="P1">Laodicea: 1</text:p>
          </text:list-item>
          <text:list-item>
            <text:p text:style-name="P1">garment: 1</text:p>
          </text:list-item>
          <text:list-item>
            <text:p text:style-name="P1">girt: 1</text:p>
          </text:list-item>
          <text:list-item>
            <text:p text:style-name="P1">paps: 1</text:p>
          </text:list-item>
          <text:list-item>
            <text:p text:style-name="P1">girdle: 1</text:p>
          </text:list-item>
          <text:list-item>
            <text:p text:style-name="P1">hairs: 1</text:p>
          </text:list-item>
          <text:list-item>
            <text:p text:style-name="P1">wool: 1</text:p>
          </text:list-item>
          <text:list-item>
            <text:p text:style-name="P1">snow: 1</text:p>
          </text:list-item>
          <text:list-item>
            <text:p text:style-name="P1">twoedged: 1</text:p>
          </text:list-item>
          <text:list-item>
            <text:p text:style-name="P1">countenance: 1</text:p>
          </text:list-item>
          <text:list-item>
            <text:p text:style-name="P1">shineth: 1</text:p>
          </text:list-item>
          <text:list-item>
            <text:p text:style-name="P1">evermore: 1</text:p>
          </text:list-item>
          <text:list-item>
            <text:p text:style-name="P1">keys: 1</text:p>
          </text:list-item>
          <text:list-item>
            <text:p text:style-name="P1">holdeth: 1</text:p>
          </text:list-item>
          <text:list-item>
            <text:p text:style-name="P1">walketh: 1</text:p>
          </text:list-item>
          <text:list-item>
            <text:p text:style-name="P1">labour: 1</text:p>
          </text:list-item>
          <text:list-item>
            <text:p text:style-name="P1">canst: 1</text:p>
          </text:list-item>
          <text:list-item>
            <text:p text:style-name="P1">evil: 1</text:p>
          </text:list-item>
          <text:list-item>
            <text:p text:style-name="P1">borne: 1</text:p>
          </text:list-item>
          <text:list-item>
            <text:p text:style-name="P1">name's: 1</text:p>
          </text:list-item>
          <text:list-item>
            <text:p text:style-name="P1">sake: 1</text:p>
          </text:list-item>
          <text:list-item>
            <text:p text:style-name="P1">laboured: 1</text:p>
          </text:list-item>
          <text:list-item>
            <text:p text:style-name="P1">fainted: 1</text:p>
          </text:list-item>
          <text:list-item>
            <text:p text:style-name="P1">Nevertheless: 1</text:p>
          </text:list-item>
          <text:list-item>
            <text:p text:style-name="P1">somewhat: 1</text:p>
          </text:list-item>
          <text:list-item>
            <text:p text:style-name="P1">remove: 1</text:p>
          </text:list-item>
          <text:list-item>
            <text:p text:style-name="P1">candlestick: 1</text:p>
          </text:list-item>
          <text:list-item>
            <text:p text:style-name="P1">hatest: 1</text:p>
          </text:list-item>
          <text:list-item>
            <text:p text:style-name="P1">paradise: 1</text:p>
          </text:list-item>
          <text:list-item>
            <text:p text:style-name="P1">poverty: 1</text:p>
          </text:list-item>
          <text:list-item>
            <text:p text:style-name="P1">(but: 1</text:p>
          </text:list-item>
          <text:list-item>
            <text:p text:style-name="P1">rich): 1</text:p>
          </text:list-item>
          <text:list-item>
            <text:p text:style-name="P1">some: 1</text:p>
          </text:list-item>
          <text:list-item>
            <text:p text:style-name="P1">edges: 1</text:p>
          </text:list-item>
          <text:list-item>
            <text:p text:style-name="P1">dwellest: 1</text:p>
          </text:list-item>
          <text:list-item>
            <text:p text:style-name="P1">Satan's: 1</text:p>
          </text:list-item>
          <text:list-item>
            <text:p text:style-name="P1">holdest: 1</text:p>
          </text:list-item>
          <text:list-item>
            <text:p text:style-name="P1">Antipas: 1</text:p>
          </text:list-item>
          <text:list-item>
            <text:p text:style-name="P1">martyr: 1</text:p>
          </text:list-item>
          <text:list-item>
            <text:p text:style-name="P1">dwelleth: 1</text:p>
          </text:list-item>
          <text:list-item>
            <text:p text:style-name="P1">Balaam: 1</text:p>
          </text:list-item>
          <text:list-item>
            <text:p text:style-name="P1">taught: 1</text:p>
          </text:list-item>
          <text:list-item>
            <text:p text:style-name="P1">Balac: 1</text:p>
          </text:list-item>
          <text:list-item>
            <text:p text:style-name="P1">stumblingblock: 1</text:p>
          </text:list-item>
          <text:list-item>
            <text:p text:style-name="P1">Repent: 1</text:p>
          </text:list-item>
          <text:list-item>
            <text:p text:style-name="P1">fight: 1</text:p>
          </text:list-item>
          <text:list-item>
            <text:p text:style-name="P1">hidden: 1</text:p>
          </text:list-item>
          <text:list-item>
            <text:p text:style-name="P1">manna: 1</text:p>
          </text:list-item>
          <text:list-item>
            <text:p text:style-name="P1">saving: 1</text:p>
          </text:list-item>
          <text:list-item>
            <text:p text:style-name="P1">charity: 1</text:p>
          </text:list-item>
          <text:list-item>
            <text:p text:style-name="P1">service: 1</text:p>
          </text:list-item>
          <text:list-item>
            <text:p text:style-name="P1">than: 1</text:p>
          </text:list-item>
          <text:list-item>
            <text:p text:style-name="P1">Notwithstanding: 1</text:p>
          </text:list-item>
          <text:list-item>
            <text:p text:style-name="P1">sufferest: 1</text:p>
          </text:list-item>
          <text:list-item>
            <text:p text:style-name="P1">Jezebel: 1</text:p>
          </text:list-item>
          <text:list-item>
            <text:p text:style-name="P1">calleth: 1</text:p>
          </text:list-item>
          <text:list-item>
            <text:p text:style-name="P1">prophetess: 1</text:p>
          </text:list-item>
          <text:list-item>
            <text:p text:style-name="P1">teach: 1</text:p>
          </text:list-item>
          <text:list-item>
            <text:p text:style-name="P1">seduce: 1</text:p>
          </text:list-item>
          <text:list-item>
            <text:p text:style-name="P1">bed: 1</text:p>
          </text:list-item>
          <text:list-item>
            <text:p text:style-name="P1">adultery: 1</text:p>
          </text:list-item>
          <text:list-item>
            <text:p text:style-name="P1">searcheth: 1</text:p>
          </text:list-item>
          <text:list-item>
            <text:p text:style-name="P1">reins: 1</text:p>
          </text:list-item>
          <text:list-item>
            <text:p text:style-name="P1">known: 1</text:p>
          </text:list-item>
          <text:list-item>
            <text:p text:style-name="P1">depths: 1</text:p>
          </text:list-item>
          <text:list-item>
            <text:p text:style-name="P1">burden: 1</text:p>
          </text:list-item>
          <text:list-item>
            <text:p text:style-name="P1">already: 1</text:p>
          </text:list-item>
          <text:list-item>
            <text:p text:style-name="P1">potter: 1</text:p>
          </text:list-item>
          <text:list-item>
            <text:p text:style-name="P1">broken: 1</text:p>
          </text:list-item>
          <text:list-item>
            <text:p text:style-name="P1">shivers: 1</text:p>
          </text:list-item>
          <text:list-item>
            <text:p text:style-name="P1">livest: 1</text:p>
          </text:list-item>
          <text:list-item>
            <text:p text:style-name="P1">Be: 1</text:p>
          </text:list-item>
          <text:list-item>
            <text:p text:style-name="P1">watchful: 1</text:p>
          </text:list-item>
          <text:list-item>
            <text:p text:style-name="P1">strengthen: 1</text:p>
          </text:list-item>
          <text:list-item>
            <text:p text:style-name="P1">remain: 1</text:p>
          </text:list-item>
          <text:list-item>
            <text:p text:style-name="P1">perfect: 1</text:p>
          </text:list-item>
          <text:list-item>
            <text:p text:style-name="P1">watch: 1</text:p>
          </text:list-item>
          <text:list-item>
            <text:p text:style-name="P1">blot: 1</text:p>
          </text:list-item>
          <text:list-item>
            <text:p text:style-name="P1">confess: 1</text:p>
          </text:list-item>
          <text:list-item>
            <text:p text:style-name="P1">temptation: 1</text:p>
          </text:list-item>
          <text:list-item>
            <text:p text:style-name="P1">try: 1</text:p>
          </text:list-item>
          <text:list-item>
            <text:p text:style-name="P1">Him: 1</text:p>
          </text:list-item>
          <text:list-item>
            <text:p text:style-name="P1">pillar: 1</text:p>
          </text:list-item>
          <text:list-item>
            <text:p text:style-name="P1">Laodiceans: 1</text:p>
          </text:list-item>
          <text:list-item>
            <text:p text:style-name="P1">creation: 1</text:p>
          </text:list-item>
          <text:list-item>
            <text:p text:style-name="P1">wert: 1</text:p>
          </text:list-item>
          <text:list-item>
            <text:p text:style-name="P1">then: 1</text:p>
          </text:list-item>
          <text:list-item>
            <text:p text:style-name="P1">lukewarm: 1</text:p>
          </text:list-item>
          <text:list-item>
            <text:p text:style-name="P1">spue: 1</text:p>
          </text:list-item>
          <text:list-item>
            <text:p text:style-name="P1">sayest: 1</text:p>
          </text:list-item>
          <text:list-item>
            <text:p text:style-name="P1">increased: 1</text:p>
          </text:list-item>
          <text:list-item>
            <text:p text:style-name="P1">goods: 1</text:p>
          </text:list-item>
          <text:list-item>
            <text:p text:style-name="P1">nothing: 1</text:p>
          </text:list-item>
          <text:list-item>
            <text:p text:style-name="P1">wretched: 1</text:p>
          </text:list-item>
          <text:list-item>
            <text:p text:style-name="P1">miserable: 1</text:p>
          </text:list-item>
          <text:list-item>
            <text:p text:style-name="P1">blind: 1</text:p>
          </text:list-item>
          <text:list-item>
            <text:p text:style-name="P1">counsel: 1</text:p>
          </text:list-item>
          <text:list-item>
            <text:p text:style-name="P1">nakedness: 1</text:p>
          </text:list-item>
          <text:list-item>
            <text:p text:style-name="P1">appear: 1</text:p>
          </text:list-item>
          <text:list-item>
            <text:p text:style-name="P1">anoint: 1</text:p>
          </text:list-item>
          <text:list-item>
            <text:p text:style-name="P1">thine: 1</text:p>
          </text:list-item>
          <text:list-item>
            <text:p text:style-name="P1">eyesalve: 1</text:p>
          </text:list-item>
          <text:list-item>
            <text:p text:style-name="P1">As: 1</text:p>
          </text:list-item>
          <text:list-item>
            <text:p text:style-name="P1">rebuke: 1</text:p>
          </text:list-item>
          <text:list-item>
            <text:p text:style-name="P1">chasten: 1</text:p>
          </text:list-item>
          <text:list-item>
            <text:p text:style-name="P1">zealous: 1</text:p>
          </text:list-item>
          <text:list-item>
            <text:p text:style-name="P1">knock: 1</text:p>
          </text:list-item>
          <text:list-item>
            <text:p text:style-name="P1">sup: 1</text:p>
          </text:list-item>
          <text:list-item>
            <text:p text:style-name="P1">grant: 1</text:p>
          </text:list-item>
          <text:list-item>
            <text:p text:style-name="P1">talking: 1</text:p>
          </text:list-item>
          <text:list-item>
            <text:p text:style-name="P1"><text:soft-page-break/>immediately: 1</text:p>
          </text:list-item>
          <text:list-item>
            <text:p text:style-name="P1">sardine: 1</text:p>
          </text:list-item>
          <text:list-item>
            <text:p text:style-name="P1">sitting: 1</text:p>
          </text:list-item>
          <text:list-item>
            <text:p text:style-name="P1">lamps: 1</text:p>
          </text:list-item>
          <text:list-item>
            <text:p text:style-name="P1">calf: 1</text:p>
          </text:list-item>
          <text:list-item>
            <text:p text:style-name="P1">each: 1</text:p>
          </text:list-item>
          <text:list-item>
            <text:p text:style-name="P1">Holy: 1</text:p>
          </text:list-item>
          <text:list-item>
            <text:p text:style-name="P1">pleasure: 1</text:p>
          </text:list-item>
          <text:list-item>
            <text:p text:style-name="P1">backside: 1</text:p>
          </text:list-item>
          <text:list-item>
            <text:p text:style-name="P1">proclaiming: 1</text:p>
          </text:list-item>
          <text:list-item>
            <text:p text:style-name="P1">thereof?: 1</text:p>
          </text:list-item>
          <text:list-item>
            <text:p text:style-name="P1">wept: 1</text:p>
          </text:list-item>
          <text:list-item>
            <text:p text:style-name="P1">read: 1</text:p>
          </text:list-item>
          <text:list-item>
            <text:p text:style-name="P1">Weep: 1</text:p>
          </text:list-item>
          <text:list-item>
            <text:p text:style-name="P1">Lion: 1</text:p>
          </text:list-item>
          <text:list-item>
            <text:p text:style-name="P1">Root: 1</text:p>
          </text:list-item>
          <text:list-item>
            <text:p text:style-name="P1">Worthy: 1</text:p>
          </text:list-item>
          <text:list-item>
            <text:p text:style-name="P1">blessing: 1</text:p>
          </text:list-item>
          <text:list-item>
            <text:p text:style-name="P1">creature: 1</text:p>
          </text:list-item>
          <text:list-item>
            <text:p text:style-name="P1">noise: 1</text:p>
          </text:list-item>
          <text:list-item>
            <text:p text:style-name="P1">bow: 1</text:p>
          </text:list-item>
          <text:list-item>
            <text:p text:style-name="P1">conquering: 1</text:p>
          </text:list-item>
          <text:list-item>
            <text:p text:style-name="P1">conquer: 1</text:p>
          </text:list-item>
          <text:list-item>
            <text:p text:style-name="P1">pair: 1</text:p>
          </text:list-item>
          <text:list-item>
            <text:p text:style-name="P1">balances: 1</text:p>
          </text:list-item>
          <text:list-item>
            <text:p text:style-name="P1">A: 1</text:p>
          </text:list-item>
          <text:list-item>
            <text:p text:style-name="P1">measures: 1</text:p>
          </text:list-item>
          <text:list-item>
            <text:p text:style-name="P1">barley: 1</text:p>
          </text:list-item>
          <text:list-item>
            <text:p text:style-name="P1">pale: 1</text:p>
          </text:list-item>
          <text:list-item>
            <text:p text:style-name="P1">Death: 1</text:p>
          </text:list-item>
          <text:list-item>
            <text:p text:style-name="P1">Hell: 1</text:p>
          </text:list-item>
          <text:list-item>
            <text:p text:style-name="P1">held: 1</text:p>
          </text:list-item>
          <text:list-item>
            <text:p text:style-name="P1">long: 1</text:p>
          </text:list-item>
          <text:list-item>
            <text:p text:style-name="P1">dost: 1</text:p>
          </text:list-item>
          <text:list-item>
            <text:p text:style-name="P1">avenge: 1</text:p>
          </text:list-item>
          <text:list-item>
            <text:p text:style-name="P1">earth?: 1</text:p>
          </text:list-item>
          <text:list-item>
            <text:p text:style-name="P1">fellowservants: 1</text:p>
          </text:list-item>
          <text:list-item>
            <text:p text:style-name="P1">fig: 1</text:p>
          </text:list-item>
          <text:list-item>
            <text:p text:style-name="P1">casteth: 1</text:p>
          </text:list-item>
          <text:list-item>
            <text:p text:style-name="P1">untimely: 1</text:p>
          </text:list-item>
          <text:list-item>
            <text:p text:style-name="P1">figs: 1</text:p>
          </text:list-item>
          <text:list-item>
            <text:p text:style-name="P1">shaken: 1</text:p>
          </text:list-item>
          <text:list-item>
            <text:p text:style-name="P1">scroll: 1</text:p>
          </text:list-item>
          <text:list-item>
            <text:p text:style-name="P1">rolled: 1</text:p>
          </text:list-item>
          <text:list-item>
            <text:p text:style-name="P1">moved: 1</text:p>
          </text:list-item>
          <text:list-item>
            <text:p text:style-name="P1">places: 1</text:p>
          </text:list-item>
          <text:list-item>
            <text:p text:style-name="P1">chief: 1</text:p>
          </text:list-item>
          <text:list-item>
            <text:p text:style-name="P1">bondman: 1</text:p>
          </text:list-item>
          <text:list-item>
            <text:p text:style-name="P1">hid: 1</text:p>
          </text:list-item>
          <text:list-item>
            <text:p text:style-name="P1">dens: 1</text:p>
          </text:list-item>
          <text:list-item>
            <text:p text:style-name="P1">Fall: 1</text:p>
          </text:list-item>
          <text:list-item>
            <text:p text:style-name="P1">hide: 1</text:p>
          </text:list-item>
          <text:list-item>
            <text:p text:style-name="P1">stand?: 1</text:p>
          </text:list-item>
          <text:list-item>
            <text:p text:style-name="P1">corners: 1</text:p>
          </text:list-item>
          <text:list-item>
            <text:p text:style-name="P1">holding: 1</text:p>
          </text:list-item>
          <text:list-item>
            <text:p text:style-name="P1">winds: 1</text:p>
          </text:list-item>
          <text:list-item>
            <text:p text:style-name="P1">blow: 1</text:p>
          </text:list-item>
          <text:list-item>
            <text:p text:style-name="P1">ascending: 1</text:p>
          </text:list-item>
          <text:list-item>
            <text:p text:style-name="P1">Hurt: 1</text:p>
          </text:list-item>
          <text:list-item>
            <text:p text:style-name="P1">Reuben: 1</text:p>
          </text:list-item>
          <text:list-item>
            <text:p text:style-name="P1">Gad: 1</text:p>
          </text:list-item>
          <text:list-item>
            <text:p text:style-name="P1">Aser: 1</text:p>
          </text:list-item>
          <text:list-item>
            <text:p text:style-name="P1">Nepthalim: 1</text:p>
          </text:list-item>
          <text:list-item>
            <text:p text:style-name="P1">Manasses: 1</text:p>
          </text:list-item>
          <text:list-item>
            <text:p text:style-name="P1">Simeon: 1</text:p>
          </text:list-item>
          <text:list-item>
            <text:p text:style-name="P1">Levi: 1</text:p>
          </text:list-item>
          <text:list-item>
            <text:p text:style-name="P1">Issachar: 1</text:p>
          </text:list-item>
          <text:list-item>
            <text:p text:style-name="P1">Zabulon: 1</text:p>
          </text:list-item>
          <text:list-item>
            <text:p text:style-name="P1">Joseph: 1</text:p>
          </text:list-item>
          <text:list-item>
            <text:p text:style-name="P1">Benjamin: 1</text:p>
          </text:list-item>
          <text:list-item>
            <text:p text:style-name="P1">palms: 1</text:p>
          </text:list-item>
          <text:list-item>
            <text:p text:style-name="P1">thanksgiving: 1</text:p>
          </text:list-item>
          <text:list-item>
            <text:p text:style-name="P1">answered: 1</text:p>
          </text:list-item>
          <text:list-item>
            <text:p text:style-name="P1">robes?: 1</text:p>
          </text:list-item>
          <text:list-item>
            <text:p text:style-name="P1">they?: 1</text:p>
          </text:list-item>
          <text:list-item>
            <text:p text:style-name="P1">Sir: 1</text:p>
          </text:list-item>
          <text:list-item>
            <text:p text:style-name="P1">They: 1</text:p>
          </text:list-item>
          <text:list-item>
            <text:p text:style-name="P1">thirst: 1</text:p>
          </text:list-item>
          <text:list-item>
            <text:p text:style-name="P1">lead: 1</text:p>
          </text:list-item>
          <text:list-item>
            <text:p text:style-name="P1">silence: 1</text:p>
          </text:list-item>
          <text:list-item>
            <text:p text:style-name="P1">offer: 1</text:p>
          </text:list-item>
          <text:list-item>
            <text:p text:style-name="P1">creatures: 1</text:p>
          </text:list-item>
          <text:list-item>
            <text:p text:style-name="P1">destroyed: 1</text:p>
          </text:list-item>
          <text:list-item>
            <text:p text:style-name="P1">lamp: 1</text:p>
          </text:list-item>
          <text:list-item>
            <text:p text:style-name="P1">Wormwood: 1</text:p>
          </text:list-item>
          <text:list-item>
            <text:p text:style-name="P1">wormwood: 1</text:p>
          </text:list-item>
          <text:list-item>
            <text:p text:style-name="P1">smitten: 1</text:p>
          </text:list-item>
          <text:list-item>
            <text:p text:style-name="P1">shone: 1</text:p>
          </text:list-item>
          <text:list-item>
            <text:p text:style-name="P1">likewise: 1</text:p>
          </text:list-item>
          <text:list-item>
            <text:p text:style-name="P1">arose: 1</text:p>
          </text:list-item>
          <text:list-item>
            <text:p text:style-name="P1">commanded: 1</text:p>
          </text:list-item>
          <text:list-item>
            <text:p text:style-name="P1">scorpion: 1</text:p>
          </text:list-item>
          <text:list-item>
            <text:p text:style-name="P1">striketh: 1</text:p>
          </text:list-item>
          <text:list-item>
            <text:p text:style-name="P1">seek: 1</text:p>
          </text:list-item>
          <text:list-item>
            <text:p text:style-name="P1">desire: 1</text:p>
          </text:list-item>
          <text:list-item>
            <text:p text:style-name="P1">flee: 1</text:p>
          </text:list-item>
          <text:list-item>
            <text:p text:style-name="P1">shapes: 1</text:p>
          </text:list-item>
          <text:list-item>
            <text:p text:style-name="P1">running: 1</text:p>
          </text:list-item>
          <text:list-item>
            <text:p text:style-name="P1">stings: 1</text:p>
          </text:list-item>
          <text:list-item>
            <text:p text:style-name="P1">king: 1</text:p>
          </text:list-item>
          <text:list-item>
            <text:p text:style-name="P1">Abaddon: 1</text:p>
          </text:list-item>
          <text:list-item>
            <text:p text:style-name="P1">Greek: 1</text:p>
          </text:list-item>
          <text:list-item>
            <text:p text:style-name="P1">Apollyon: 1</text:p>
          </text:list-item>
          <text:list-item>
            <text:p text:style-name="P1">One: 1</text:p>
          </text:list-item>
          <text:list-item>
            <text:p text:style-name="P1">woes: 1</text:p>
          </text:list-item>
          <text:list-item>
            <text:p text:style-name="P1">Loose: 1</text:p>
          </text:list-item>
          <text:list-item>
            <text:p text:style-name="P1">year: 1</text:p>
          </text:list-item>
          <text:list-item>
            <text:p text:style-name="P1">slay: 1</text:p>
          </text:list-item>
          <text:list-item>
            <text:p text:style-name="P1">horsemen: 1</text:p>
          </text:list-item>
          <text:list-item>
            <text:p text:style-name="P1">vision: 1</text:p>
          </text:list-item>
          <text:list-item>
            <text:p text:style-name="P1">By: 1</text:p>
          </text:list-item>
          <text:list-item>
            <text:p text:style-name="P1">serpents: 1</text:p>
          </text:list-item>
          <text:list-item>
            <text:p text:style-name="P1">Neither: 1</text:p>
          </text:list-item>
          <text:list-item>
            <text:p text:style-name="P1">murders: 1</text:p>
          </text:list-item>
          <text:list-item>
            <text:p text:style-name="P1">thefts: 1</text:p>
          </text:list-item>
          <text:list-item>
            <text:p text:style-name="P1">pillars: 1</text:p>
          </text:list-item>
          <text:list-item>
            <text:p text:style-name="P1">roareth: 1</text:p>
          </text:list-item>
          <text:list-item>
            <text:p text:style-name="P1">lifted: 1</text:p>
          </text:list-item>
          <text:list-item>
            <text:p text:style-name="P1"><text:soft-page-break/>sware: 1</text:p>
          </text:list-item>
          <text:list-item>
            <text:p text:style-name="P1">longer: 1</text:p>
          </text:list-item>
          <text:list-item>
            <text:p text:style-name="P1">begin: 1</text:p>
          </text:list-item>
          <text:list-item>
            <text:p text:style-name="P1">declared: 1</text:p>
          </text:list-item>
          <text:list-item>
            <text:p text:style-name="P1">standeth: 1</text:p>
          </text:list-item>
          <text:list-item>
            <text:p text:style-name="P1">Give: 1</text:p>
          </text:list-item>
          <text:list-item>
            <text:p text:style-name="P1">Take: 1</text:p>
          </text:list-item>
          <text:list-item>
            <text:p text:style-name="P1">ate: 1</text:p>
          </text:list-item>
          <text:list-item>
            <text:p text:style-name="P1">eaten: 1</text:p>
          </text:list-item>
          <text:list-item>
            <text:p text:style-name="P1">Rise: 1</text:p>
          </text:list-item>
          <text:list-item>
            <text:p text:style-name="P1">court: 1</text:p>
          </text:list-item>
          <text:list-item>
            <text:p text:style-name="P1">leave: 1</text:p>
          </text:list-item>
          <text:list-item>
            <text:p text:style-name="P1">Gentiles: 1</text:p>
          </text:list-item>
          <text:list-item>
            <text:p text:style-name="P1">tread: 1</text:p>
          </text:list-item>
          <text:list-item>
            <text:p text:style-name="P1">witnesses: 1</text:p>
          </text:list-item>
          <text:list-item>
            <text:p text:style-name="P1">olive: 1</text:p>
          </text:list-item>
          <text:list-item>
            <text:p text:style-name="P1">proceedeth: 1</text:p>
          </text:list-item>
          <text:list-item>
            <text:p text:style-name="P1">devoureth: 1</text:p>
          </text:list-item>
          <text:list-item>
            <text:p text:style-name="P1">rain: 1</text:p>
          </text:list-item>
          <text:list-item>
            <text:p text:style-name="P1">turn: 1</text:p>
          </text:list-item>
          <text:list-item>
            <text:p text:style-name="P1">often: 1</text:p>
          </text:list-item>
          <text:list-item>
            <text:p text:style-name="P1">spiritually: 1</text:p>
          </text:list-item>
          <text:list-item>
            <text:p text:style-name="P1">Sodom: 1</text:p>
          </text:list-item>
          <text:list-item>
            <text:p text:style-name="P1">Egypt: 1</text:p>
          </text:list-item>
          <text:list-item>
            <text:p text:style-name="P1">crucified: 1</text:p>
          </text:list-item>
          <text:list-item>
            <text:p text:style-name="P1">graves: 1</text:p>
          </text:list-item>
          <text:list-item>
            <text:p text:style-name="P1">merry: 1</text:p>
          </text:list-item>
          <text:list-item>
            <text:p text:style-name="P1">gifts: 1</text:p>
          </text:list-item>
          <text:list-item>
            <text:p text:style-name="P1">dwelt: 1</text:p>
          </text:list-item>
          <text:list-item>
            <text:p text:style-name="P1">entered: 1</text:p>
          </text:list-item>
          <text:list-item>
            <text:p text:style-name="P1">affrighted: 1</text:p>
          </text:list-item>
          <text:list-item>
            <text:p text:style-name="P1">We: 1</text:p>
          </text:list-item>
          <text:list-item>
            <text:p text:style-name="P1">angry: 1</text:p>
          </text:list-item>
          <text:list-item>
            <text:p text:style-name="P1">ark: 1</text:p>
          </text:list-item>
          <text:list-item>
            <text:p text:style-name="P1">testament: 1</text:p>
          </text:list-item>
          <text:list-item>
            <text:p text:style-name="P1">travailing: 1</text:p>
          </text:list-item>
          <text:list-item>
            <text:p text:style-name="P1">birth: 1</text:p>
          </text:list-item>
          <text:list-item>
            <text:p text:style-name="P1">pained: 1</text:p>
          </text:list-item>
          <text:list-item>
            <text:p text:style-name="P1">tail: 1</text:p>
          </text:list-item>
          <text:list-item>
            <text:p text:style-name="P1">drew: 1</text:p>
          </text:list-item>
          <text:list-item>
            <text:p text:style-name="P1">devour: 1</text:p>
          </text:list-item>
          <text:list-item>
            <text:p text:style-name="P1">born: 1</text:p>
          </text:list-item>
          <text:list-item>
            <text:p text:style-name="P1">caught: 1</text:p>
          </text:list-item>
          <text:list-item>
            <text:p text:style-name="P1">Michael: 1</text:p>
          </text:list-item>
          <text:list-item>
            <text:p text:style-name="P1">Now: 1</text:p>
          </text:list-item>
          <text:list-item>
            <text:p text:style-name="P1">salvation: 1</text:p>
          </text:list-item>
          <text:list-item>
            <text:p text:style-name="P1">accuser: 1</text:p>
          </text:list-item>
          <text:list-item>
            <text:p text:style-name="P1">accused: 1</text:p>
          </text:list-item>
          <text:list-item>
            <text:p text:style-name="P1">lives: 1</text:p>
          </text:list-item>
          <text:list-item>
            <text:p text:style-name="P1">heavens: 1</text:p>
          </text:list-item>
          <text:list-item>
            <text:p text:style-name="P1">persecuted: 1</text:p>
          </text:list-item>
          <text:list-item>
            <text:p text:style-name="P1">nourished: 1</text:p>
          </text:list-item>
          <text:list-item>
            <text:p text:style-name="P1">helped: 1</text:p>
          </text:list-item>
          <text:list-item>
            <text:p text:style-name="P1">swallowed: 1</text:p>
          </text:list-item>
          <text:list-item>
            <text:p text:style-name="P1">wroth: 1</text:p>
          </text:list-item>
          <text:list-item>
            <text:p text:style-name="P1">seed: 1</text:p>
          </text:list-item>
          <text:list-item>
            <text:p text:style-name="P1">rise: 1</text:p>
          </text:list-item>
          <text:list-item>
            <text:p text:style-name="P1">leopard: 1</text:p>
          </text:list-item>
          <text:list-item>
            <text:p text:style-name="P1">authority: 1</text:p>
          </text:list-item>
          <text:list-item>
            <text:p text:style-name="P1">wounded: 1</text:p>
          </text:list-item>
          <text:list-item>
            <text:p text:style-name="P1">beast?: 1</text:p>
          </text:list-item>
          <text:list-item>
            <text:p text:style-name="P1">him?: 1</text:p>
          </text:list-item>
          <text:list-item>
            <text:p text:style-name="P1">speaking: 1</text:p>
          </text:list-item>
          <text:list-item>
            <text:p text:style-name="P1">blasphemies: 1</text:p>
          </text:list-item>
          <text:list-item>
            <text:p text:style-name="P1">blaspheme: 1</text:p>
          </text:list-item>
          <text:list-item>
            <text:p text:style-name="P1">leadeth: 1</text:p>
          </text:list-item>
          <text:list-item>
            <text:p text:style-name="P1">killeth: 1</text:p>
          </text:list-item>
          <text:list-item>
            <text:p text:style-name="P1">lamb: 1</text:p>
          </text:list-item>
          <text:list-item>
            <text:p text:style-name="P1">exerciseth: 1</text:p>
          </text:list-item>
          <text:list-item>
            <text:p text:style-name="P1">doeth: 1</text:p>
          </text:list-item>
          <text:list-item>
            <text:p text:style-name="P1">wonders: 1</text:p>
          </text:list-item>
          <text:list-item>
            <text:p text:style-name="P1">means: 1</text:p>
          </text:list-item>
          <text:list-item>
            <text:p text:style-name="P1">live: 1</text:p>
          </text:list-item>
          <text:list-item>
            <text:p text:style-name="P1">sell: 1</text:p>
          </text:list-item>
          <text:list-item>
            <text:p text:style-name="P1">save: 1</text:p>
          </text:list-item>
          <text:list-item>
            <text:p text:style-name="P1">understanding: 1</text:p>
          </text:list-item>
          <text:list-item>
            <text:p text:style-name="P1">count: 1</text:p>
          </text:list-item>
          <text:list-item>
            <text:p text:style-name="P1">Six: 1</text:p>
          </text:list-item>
          <text:list-item>
            <text:p text:style-name="P1">mount: 1</text:p>
          </text:list-item>
          <text:list-item>
            <text:p text:style-name="P1">Sion: 1</text:p>
          </text:list-item>
          <text:list-item>
            <text:p text:style-name="P1">Father's: 1</text:p>
          </text:list-item>
          <text:list-item>
            <text:p text:style-name="P1">harping: 1</text:p>
          </text:list-item>
          <text:list-item>
            <text:p text:style-name="P1">learn: 1</text:p>
          </text:list-item>
          <text:list-item>
            <text:p text:style-name="P1">virgins: 1</text:p>
          </text:list-item>
          <text:list-item>
            <text:p text:style-name="P1">whithersoever: 1</text:p>
          </text:list-item>
          <text:list-item>
            <text:p text:style-name="P1">firstfruits: 1</text:p>
          </text:list-item>
          <text:list-item>
            <text:p text:style-name="P1">guile: 1</text:p>
          </text:list-item>
          <text:list-item>
            <text:p text:style-name="P1">fault: 1</text:p>
          </text:list-item>
          <text:list-item>
            <text:p text:style-name="P1">everlasting: 1</text:p>
          </text:list-item>
          <text:list-item>
            <text:p text:style-name="P1">gospel: 1</text:p>
          </text:list-item>
          <text:list-item>
            <text:p text:style-name="P1">preach: 1</text:p>
          </text:list-item>
          <text:list-item>
            <text:p text:style-name="P1">mixture: 1</text:p>
          </text:list-item>
          <text:list-item>
            <text:p text:style-name="P1">indignation: 1</text:p>
          </text:list-item>
          <text:list-item>
            <text:p text:style-name="P1">henceforth: 1</text:p>
          </text:list-item>
          <text:list-item>
            <text:p text:style-name="P1">Yea: 1</text:p>
          </text:list-item>
          <text:list-item>
            <text:p text:style-name="P1">labours: 1</text:p>
          </text:list-item>
          <text:list-item>
            <text:p text:style-name="P1">harvest: 1</text:p>
          </text:list-item>
          <text:list-item>
            <text:p text:style-name="P1">reaped: 1</text:p>
          </text:list-item>
          <text:list-item>
            <text:p text:style-name="P1">cry: 1</text:p>
          </text:list-item>
          <text:list-item>
            <text:p text:style-name="P1">clusters: 1</text:p>
          </text:list-item>
          <text:list-item>
            <text:p text:style-name="P1">grapes: 1</text:p>
          </text:list-item>
          <text:list-item>
            <text:p text:style-name="P1">fully: 1</text:p>
          </text:list-item>
          <text:list-item>
            <text:p text:style-name="P1">trodden: 1</text:p>
          </text:list-item>
          <text:list-item>
            <text:p text:style-name="P1">bridles: 1</text:p>
          </text:list-item>
          <text:list-item>
            <text:p text:style-name="P1">sign: 1</text:p>
          </text:list-item>
          <text:list-item>
            <text:p text:style-name="P1">gotten: 1</text:p>
          </text:list-item>
          <text:list-item>
            <text:p text:style-name="P1">victory: 1</text:p>
          </text:list-item>
          <text:list-item>
            <text:p text:style-name="P1">sing: 1</text:p>
          </text:list-item>
          <text:list-item>
            <text:p text:style-name="P1">Moses: 1</text:p>
          </text:list-item>
          <text:list-item>
            <text:p text:style-name="P1">Great: 1</text:p>
          </text:list-item>
          <text:list-item>
            <text:p text:style-name="P1">just: 1</text:p>
          </text:list-item>
          <text:list-item>
            <text:p text:style-name="P1">glorify: 1</text:p>
          </text:list-item>
          <text:list-item>
            <text:p text:style-name="P1">name?: 1</text:p>
          </text:list-item>
          <text:list-item>
            <text:p text:style-name="P1">manifest: 1</text:p>
          </text:list-item>
          <text:list-item>
            <text:p text:style-name="P1">breasts: 1</text:p>
          </text:list-item>
          <text:list-item>
            <text:p text:style-name="P1">girded: 1</text:p>
          </text:list-item>
          <text:list-item>
            <text:p text:style-name="P1">girdles: 1</text:p>
          </text:list-item>
          <text:list-item>
            <text:p text:style-name="P1">pour: 1</text:p>
          </text:list-item>
          <text:list-item>
            <text:p text:style-name="P1"><text:soft-page-break/>noisome: 1</text:p>
          </text:list-item>
          <text:list-item>
            <text:p text:style-name="P1">grievous: 1</text:p>
          </text:list-item>
          <text:list-item>
            <text:p text:style-name="P1">sore: 1</text:p>
          </text:list-item>
          <text:list-item>
            <text:p text:style-name="P1">shed: 1</text:p>
          </text:list-item>
          <text:list-item>
            <text:p text:style-name="P1">scorch: 1</text:p>
          </text:list-item>
          <text:list-item>
            <text:p text:style-name="P1">scorched: 1</text:p>
          </text:list-item>
          <text:list-item>
            <text:p text:style-name="P1">darkness: 1</text:p>
          </text:list-item>
          <text:list-item>
            <text:p text:style-name="P1">gnawed: 1</text:p>
          </text:list-item>
          <text:list-item>
            <text:p text:style-name="P1">pains: 1</text:p>
          </text:list-item>
          <text:list-item>
            <text:p text:style-name="P1">sores: 1</text:p>
          </text:list-item>
          <text:list-item>
            <text:p text:style-name="P1">dried: 1</text:p>
          </text:list-item>
          <text:list-item>
            <text:p text:style-name="P1">way: 1</text:p>
          </text:list-item>
          <text:list-item>
            <text:p text:style-name="P1">frogs: 1</text:p>
          </text:list-item>
          <text:list-item>
            <text:p text:style-name="P1">working: 1</text:p>
          </text:list-item>
          <text:list-item>
            <text:p text:style-name="P1">watcheth: 1</text:p>
          </text:list-item>
          <text:list-item>
            <text:p text:style-name="P1">lest: 1</text:p>
          </text:list-item>
          <text:list-item>
            <text:p text:style-name="P1">Armageddon: 1</text:p>
          </text:list-item>
          <text:list-item>
            <text:p text:style-name="P1">since: 1</text:p>
          </text:list-item>
          <text:list-item>
            <text:p text:style-name="P1">divided: 1</text:p>
          </text:list-item>
          <text:list-item>
            <text:p text:style-name="P1">parts: 1</text:p>
          </text:list-item>
          <text:list-item>
            <text:p text:style-name="P1">cities: 1</text:p>
          </text:list-item>
          <text:list-item>
            <text:p text:style-name="P1">remembrance: 1</text:p>
          </text:list-item>
          <text:list-item>
            <text:p text:style-name="P1">weight: 1</text:p>
          </text:list-item>
          <text:list-item>
            <text:p text:style-name="P1">talent: 1</text:p>
          </text:list-item>
          <text:list-item>
            <text:p text:style-name="P1">exceeding: 1</text:p>
          </text:list-item>
          <text:list-item>
            <text:p text:style-name="P1">With: 1</text:p>
          </text:list-item>
          <text:list-item>
            <text:p text:style-name="P1">inhabitants: 1</text:p>
          </text:list-item>
          <text:list-item>
            <text:p text:style-name="P1">coloured: 1</text:p>
          </text:list-item>
          <text:list-item>
            <text:p text:style-name="P1">colour: 1</text:p>
          </text:list-item>
          <text:list-item>
            <text:p text:style-name="P1">abominations: 1</text:p>
          </text:list-item>
          <text:list-item>
            <text:p text:style-name="P1">filthiness: 1</text:p>
          </text:list-item>
          <text:list-item>
            <text:p text:style-name="P1">MYSTERY: 1</text:p>
          </text:list-item>
          <text:list-item>
            <text:p text:style-name="P1">BABYLON: 1</text:p>
          </text:list-item>
          <text:list-item>
            <text:p text:style-name="P1">GREAT: 1</text:p>
          </text:list-item>
          <text:list-item>
            <text:p text:style-name="P1">MOTHER: 1</text:p>
          </text:list-item>
          <text:list-item>
            <text:p text:style-name="P1">HARLOTS: 1</text:p>
          </text:list-item>
          <text:list-item>
            <text:p text:style-name="P1">ABOMINATIONS: 1</text:p>
          </text:list-item>
          <text:list-item>
            <text:p text:style-name="P1">EARTH: 1</text:p>
          </text:list-item>
          <text:list-item>
            <text:p text:style-name="P1">drunken: 1</text:p>
          </text:list-item>
          <text:list-item>
            <text:p text:style-name="P1">martyrs: 1</text:p>
          </text:list-item>
          <text:list-item>
            <text:p text:style-name="P1">admiration: 1</text:p>
          </text:list-item>
          <text:list-item>
            <text:p text:style-name="P1">Wherefore: 1</text:p>
          </text:list-item>
          <text:list-item>
            <text:p text:style-name="P1">didst: 1</text:p>
          </text:list-item>
          <text:list-item>
            <text:p text:style-name="P1">marvel?: 1</text:p>
          </text:list-item>
          <text:list-item>
            <text:p text:style-name="P1">tell: 1</text:p>
          </text:list-item>
          <text:list-item>
            <text:p text:style-name="P1">carrieth: 1</text:p>
          </text:list-item>
          <text:list-item>
            <text:p text:style-name="P1">ascend: 1</text:p>
          </text:list-item>
          <text:list-item>
            <text:p text:style-name="P1">lords: 1</text:p>
          </text:list-item>
          <text:list-item>
            <text:p text:style-name="P1">chosen: 1</text:p>
          </text:list-item>
          <text:list-item>
            <text:p text:style-name="P1">multitudes: 1</text:p>
          </text:list-item>
          <text:list-item>
            <text:p text:style-name="P1">burn: 1</text:p>
          </text:list-item>
          <text:list-item>
            <text:p text:style-name="P1">fulfil: 1</text:p>
          </text:list-item>
          <text:list-item>
            <text:p text:style-name="P1">agree: 1</text:p>
          </text:list-item>
          <text:list-item>
            <text:p text:style-name="P1">lightened: 1</text:p>
          </text:list-item>
          <text:list-item>
            <text:p text:style-name="P1">mightily: 1</text:p>
          </text:list-item>
          <text:list-item>
            <text:p text:style-name="P1">habitation: 1</text:p>
          </text:list-item>
          <text:list-item>
            <text:p text:style-name="P1">foul: 1</text:p>
          </text:list-item>
          <text:list-item>
            <text:p text:style-name="P1">cage: 1</text:p>
          </text:list-item>
          <text:list-item>
            <text:p text:style-name="P1">hateful: 1</text:p>
          </text:list-item>
          <text:list-item>
            <text:p text:style-name="P1">bird: 1</text:p>
          </text:list-item>
          <text:list-item>
            <text:p text:style-name="P1">waxed: 1</text:p>
          </text:list-item>
          <text:list-item>
            <text:p text:style-name="P1">abundance: 1</text:p>
          </text:list-item>
          <text:list-item>
            <text:p text:style-name="P1">delicacies: 1</text:p>
          </text:list-item>
          <text:list-item>
            <text:p text:style-name="P1">partakers: 1</text:p>
          </text:list-item>
          <text:list-item>
            <text:p text:style-name="P1">reached: 1</text:p>
          </text:list-item>
          <text:list-item>
            <text:p text:style-name="P1">remembered: 1</text:p>
          </text:list-item>
          <text:list-item>
            <text:p text:style-name="P1">iniquities: 1</text:p>
          </text:list-item>
          <text:list-item>
            <text:p text:style-name="P1">Reward: 1</text:p>
          </text:list-item>
          <text:list-item>
            <text:p text:style-name="P1">rewarded: 1</text:p>
          </text:list-item>
          <text:list-item>
            <text:p text:style-name="P1">fill: 1</text:p>
          </text:list-item>
          <text:list-item>
            <text:p text:style-name="P1">glorified: 1</text:p>
          </text:list-item>
          <text:list-item>
            <text:p text:style-name="P1">heart: 1</text:p>
          </text:list-item>
          <text:list-item>
            <text:p text:style-name="P1">queen: 1</text:p>
          </text:list-item>
          <text:list-item>
            <text:p text:style-name="P1">widow: 1</text:p>
          </text:list-item>
          <text:list-item>
            <text:p text:style-name="P1">mourning: 1</text:p>
          </text:list-item>
          <text:list-item>
            <text:p text:style-name="P1">famine: 1</text:p>
          </text:list-item>
          <text:list-item>
            <text:p text:style-name="P1">utterly: 1</text:p>
          </text:list-item>
          <text:list-item>
            <text:p text:style-name="P1">judgeth: 1</text:p>
          </text:list-item>
          <text:list-item>
            <text:p text:style-name="P1">bewail: 1</text:p>
          </text:list-item>
          <text:list-item>
            <text:p text:style-name="P1">lament: 1</text:p>
          </text:list-item>
          <text:list-item>
            <text:p text:style-name="P1">Standing: 1</text:p>
          </text:list-item>
          <text:list-item>
            <text:p text:style-name="P1">weep: 1</text:p>
          </text:list-item>
          <text:list-item>
            <text:p text:style-name="P1">mourn: 1</text:p>
          </text:list-item>
          <text:list-item>
            <text:p text:style-name="P1">buyeth: 1</text:p>
          </text:list-item>
          <text:list-item>
            <text:p text:style-name="P1">silk: 1</text:p>
          </text:list-item>
          <text:list-item>
            <text:p text:style-name="P1">thyine: 1</text:p>
          </text:list-item>
          <text:list-item>
            <text:p text:style-name="P1">ivory: 1</text:p>
          </text:list-item>
          <text:list-item>
            <text:p text:style-name="P1">marble: 1</text:p>
          </text:list-item>
          <text:list-item>
            <text:p text:style-name="P1">cinnamon: 1</text:p>
          </text:list-item>
          <text:list-item>
            <text:p text:style-name="P1">ointments: 1</text:p>
          </text:list-item>
          <text:list-item>
            <text:p text:style-name="P1">frankincense: 1</text:p>
          </text:list-item>
          <text:list-item>
            <text:p text:style-name="P1">flour: 1</text:p>
          </text:list-item>
          <text:list-item>
            <text:p text:style-name="P1">sheep: 1</text:p>
          </text:list-item>
          <text:list-item>
            <text:p text:style-name="P1">slaves: 1</text:p>
          </text:list-item>
          <text:list-item>
            <text:p text:style-name="P1">lusted: 1</text:p>
          </text:list-item>
          <text:list-item>
            <text:p text:style-name="P1">dainty: 1</text:p>
          </text:list-item>
          <text:list-item>
            <text:p text:style-name="P1">goodly: 1</text:p>
          </text:list-item>
          <text:list-item>
            <text:p text:style-name="P1">nought: 1</text:p>
          </text:list-item>
          <text:list-item>
            <text:p text:style-name="P1">shipmaster: 1</text:p>
          </text:list-item>
          <text:list-item>
            <text:p text:style-name="P1">company: 1</text:p>
          </text:list-item>
          <text:list-item>
            <text:p text:style-name="P1">sailors: 1</text:p>
          </text:list-item>
          <text:list-item>
            <text:p text:style-name="P1">trade: 1</text:p>
          </text:list-item>
          <text:list-item>
            <text:p text:style-name="P1">dust: 1</text:p>
          </text:list-item>
          <text:list-item>
            <text:p text:style-name="P1">costliness: 1</text:p>
          </text:list-item>
          <text:list-item>
            <text:p text:style-name="P1">Rejoice: 1</text:p>
          </text:list-item>
          <text:list-item>
            <text:p text:style-name="P1">Thus: 1</text:p>
          </text:list-item>
          <text:list-item>
            <text:p text:style-name="P1">violence: 1</text:p>
          </text:list-item>
          <text:list-item>
            <text:p text:style-name="P1">thrown: 1</text:p>
          </text:list-item>
          <text:list-item>
            <text:p text:style-name="P1">musicians: 1</text:p>
          </text:list-item>
          <text:list-item>
            <text:p text:style-name="P1">pipers: 1</text:p>
          </text:list-item>
          <text:list-item>
            <text:p text:style-name="P1">trumpeters: 1</text:p>
          </text:list-item>
          <text:list-item>
            <text:p text:style-name="P1">craftsman: 1</text:p>
          </text:list-item>
          <text:list-item>
            <text:p text:style-name="P1">craft: 1</text:p>
          </text:list-item>
          <text:list-item>
            <text:p text:style-name="P1">bridegroom: 1</text:p>
          </text:list-item>
          <text:list-item>
            <text:p text:style-name="P1">corrupt: 1</text:p>
          </text:list-item>
          <text:list-item>
            <text:p text:style-name="P1">rose: 1</text:p>
          </text:list-item>
          <text:list-item>
            <text:p text:style-name="P1">Praise: 1</text:p>
          </text:list-item>
          <text:list-item>
            <text:p text:style-name="P1">omnipotent: 1</text:p>
          </text:list-item>
          <text:list-item>
            <text:p text:style-name="P1"><text:soft-page-break/>glad: 1</text:p>
          </text:list-item>
          <text:list-item>
            <text:p text:style-name="P1">granted: 1</text:p>
          </text:list-item>
          <text:list-item>
            <text:p text:style-name="P1">Faithful: 1</text:p>
          </text:list-item>
          <text:list-item>
            <text:p text:style-name="P1">True: 1</text:p>
          </text:list-item>
          <text:list-item>
            <text:p text:style-name="P1">doth: 1</text:p>
          </text:list-item>
          <text:list-item>
            <text:p text:style-name="P1">knew: 1</text:p>
          </text:list-item>
          <text:list-item>
            <text:p text:style-name="P1">dipped: 1</text:p>
          </text:list-item>
          <text:list-item>
            <text:p text:style-name="P1">Word: 1</text:p>
          </text:list-item>
          <text:list-item>
            <text:p text:style-name="P1">treadeth: 1</text:p>
          </text:list-item>
          <text:list-item>
            <text:p text:style-name="P1">thigh: 1</text:p>
          </text:list-item>
          <text:list-item>
            <text:p text:style-name="P1">KING: 1</text:p>
          </text:list-item>
          <text:list-item>
            <text:p text:style-name="P1">KINGS: 1</text:p>
          </text:list-item>
          <text:list-item>
            <text:p text:style-name="P1">LORD: 1</text:p>
          </text:list-item>
          <text:list-item>
            <text:p text:style-name="P1">LORDS: 1</text:p>
          </text:list-item>
          <text:list-item>
            <text:p text:style-name="P1">yourselves: 1</text:p>
          </text:list-item>
          <text:list-item>
            <text:p text:style-name="P1">That: 1</text:p>
          </text:list-item>
          <text:list-item>
            <text:p text:style-name="P1">wrought: 1</text:p>
          </text:list-item>
          <text:list-item>
            <text:p text:style-name="P1">chain: 1</text:p>
          </text:list-item>
          <text:list-item>
            <text:p text:style-name="P1">thrones: 1</text:p>
          </text:list-item>
          <text:list-item>
            <text:p text:style-name="P1">beheaded: 1</text:p>
          </text:list-item>
          <text:list-item>
            <text:p text:style-name="P1">expired: 1</text:p>
          </text:list-item>
          <text:list-item>
            <text:p text:style-name="P1">quarters: 1</text:p>
          </text:list-item>
          <text:list-item>
            <text:p text:style-name="P1">Gog: 1</text:p>
          </text:list-item>
          <text:list-item>
            <text:p text:style-name="P1">Magog: 1</text:p>
          </text:list-item>
          <text:list-item>
            <text:p text:style-name="P1">compassed: 1</text:p>
          </text:list-item>
          <text:list-item>
            <text:p text:style-name="P1">camp: 1</text:p>
          </text:list-item>
          <text:list-item>
            <text:p text:style-name="P1">beloved: 1</text:p>
          </text:list-item>
          <text:list-item>
            <text:p text:style-name="P1">devoured: 1</text:p>
          </text:list-item>
          <text:list-item>
            <text:p text:style-name="P1">adorned: 1</text:p>
          </text:list-item>
          <text:list-item>
            <text:p text:style-name="P1">husband: 1</text:p>
          </text:list-item>
          <text:list-item>
            <text:p text:style-name="P1">former: 1</text:p>
          </text:list-item>
          <text:list-item>
            <text:p text:style-name="P1">fountain: 1</text:p>
          </text:list-item>
          <text:list-item>
            <text:p text:style-name="P1">inherit: 1</text:p>
          </text:list-item>
          <text:list-item>
            <text:p text:style-name="P1">son: 1</text:p>
          </text:list-item>
          <text:list-item>
            <text:p text:style-name="P1">fearful: 1</text:p>
          </text:list-item>
          <text:list-item>
            <text:p text:style-name="P1">unbelieving: 1</text:p>
          </text:list-item>
          <text:list-item>
            <text:p text:style-name="P1">abominable: 1</text:p>
          </text:list-item>
          <text:list-item>
            <text:p text:style-name="P1">burneth: 1</text:p>
          </text:list-item>
          <text:list-item>
            <text:p text:style-name="P1">descending: 1</text:p>
          </text:list-item>
          <text:list-item>
            <text:p text:style-name="P1">Having: 1</text:p>
          </text:list-item>
          <text:list-item>
            <text:p text:style-name="P1">On: 1</text:p>
          </text:list-item>
          <text:list-item>
            <text:p text:style-name="P1">north: 1</text:p>
          </text:list-item>
          <text:list-item>
            <text:p text:style-name="P1">south: 1</text:p>
          </text:list-item>
          <text:list-item>
            <text:p text:style-name="P1">west: 1</text:p>
          </text:list-item>
          <text:list-item>
            <text:p text:style-name="P1">lieth: 1</text:p>
          </text:list-item>
          <text:list-item>
            <text:p text:style-name="P1">foursquare: 1</text:p>
          </text:list-item>
          <text:list-item>
            <text:p text:style-name="P1">large: 1</text:p>
          </text:list-item>
          <text:list-item>
            <text:p text:style-name="P1">height: 1</text:p>
          </text:list-item>
          <text:list-item>
            <text:p text:style-name="P1">equal: 1</text:p>
          </text:list-item>
          <text:list-item>
            <text:p text:style-name="P1">cubits: 1</text:p>
          </text:list-item>
          <text:list-item>
            <text:p text:style-name="P1">building: 1</text:p>
          </text:list-item>
          <text:list-item>
            <text:p text:style-name="P1">garnished: 1</text:p>
          </text:list-item>
          <text:list-item>
            <text:p text:style-name="P1">sapphire: 1</text:p>
          </text:list-item>
          <text:list-item>
            <text:p text:style-name="P1">chalcedony: 1</text:p>
          </text:list-item>
          <text:list-item>
            <text:p text:style-name="P1">sardonyx: 1</text:p>
          </text:list-item>
          <text:list-item>
            <text:p text:style-name="P1">sardius: 1</text:p>
          </text:list-item>
          <text:list-item>
            <text:p text:style-name="P1">chrysolite: 1</text:p>
          </text:list-item>
          <text:list-item>
            <text:p text:style-name="P1">beryl: 1</text:p>
          </text:list-item>
          <text:list-item>
            <text:p text:style-name="P1">ninth: 1</text:p>
          </text:list-item>
          <text:list-item>
            <text:p text:style-name="P1">topaz: 1</text:p>
          </text:list-item>
          <text:list-item>
            <text:p text:style-name="P1">chrysoprasus: 1</text:p>
          </text:list-item>
          <text:list-item>
            <text:p text:style-name="P1">eleventh: 1</text:p>
          </text:list-item>
          <text:list-item>
            <text:p text:style-name="P1">twelfth: 1</text:p>
          </text:list-item>
          <text:list-item>
            <text:p text:style-name="P1">amethyst: 1</text:p>
          </text:list-item>
          <text:list-item>
            <text:p text:style-name="P1">several: 1</text:p>
          </text:list-item>
          <text:list-item>
            <text:p text:style-name="P1">gate: 1</text:p>
          </text:list-item>
          <text:list-item>
            <text:p text:style-name="P1">pearl: 1</text:p>
          </text:list-item>
          <text:list-item>
            <text:p text:style-name="P1">transparent: 1</text:p>
          </text:list-item>
          <text:list-item>
            <text:p text:style-name="P1">lighten: 1</text:p>
          </text:list-item>
          <text:list-item>
            <text:p text:style-name="P1">saved: 1</text:p>
          </text:list-item>
          <text:list-item>
            <text:p text:style-name="P1">wise: 1</text:p>
          </text:list-item>
          <text:list-item>
            <text:p text:style-name="P1">defileth: 1</text:p>
          </text:list-item>
          <text:list-item>
            <text:p text:style-name="P1">worketh: 1</text:p>
          </text:list-item>
          <text:list-item>
            <text:p text:style-name="P1">abomination: 1</text:p>
          </text:list-item>
          <text:list-item>
            <text:p text:style-name="P1">proceeding: 1</text:p>
          </text:list-item>
          <text:list-item>
            <text:p text:style-name="P1">In: 1</text:p>
          </text:list-item>
          <text:list-item>
            <text:p text:style-name="P1">either: 1</text:p>
          </text:list-item>
          <text:list-item>
            <text:p text:style-name="P1">side: 1</text:p>
          </text:list-item>
          <text:list-item>
            <text:p text:style-name="P1">yielded: 1</text:p>
          </text:list-item>
          <text:list-item>
            <text:p text:style-name="P1">fruit: 1</text:p>
          </text:list-item>
          <text:list-item>
            <text:p text:style-name="P1">leaves: 1</text:p>
          </text:list-item>
          <text:list-item>
            <text:p text:style-name="P1">healing: 1</text:p>
          </text:list-item>
          <text:list-item>
            <text:p text:style-name="P1">curse: 1</text:p>
          </text:list-item>
          <text:list-item>
            <text:p text:style-name="P1">giveth: 1</text:p>
          </text:list-item>
          <text:list-item>
            <text:p text:style-name="P1">blessed: 1</text:p>
          </text:list-item>
          <text:list-item>
            <text:p text:style-name="P1">Then: 1</text:p>
          </text:list-item>
          <text:list-item>
            <text:p text:style-name="P1">work: 1</text:p>
          </text:list-item>
          <text:list-item>
            <text:p text:style-name="P1">dogs: 1</text:p>
          </text:list-item>
          <text:list-item>
            <text:p text:style-name="P1">loveth: 1</text:p>
          </text:list-item>
          <text:list-item>
            <text:p text:style-name="P1">mine: 1</text:p>
          </text:list-item>
          <text:list-item>
            <text:p text:style-name="P1">root: 1</text:p>
          </text:list-item>
          <text:list-item>
            <text:p text:style-name="P1">offspring: 1</text:p>
          </text:list-item>
          <text:list-item>
            <text:p text:style-name="P1">bright: 1</text:p>
          </text:list-item>
          <text:list-item>
            <text:p text:style-name="P1">testifieth: 1</text:p>
          </text:list-item>
          <text:list-item>
            <text:p text:style-name="P1">Surely: 1</text:p>
          </text:list-item>
          <text:list-item>
            <text:p text:style-name="P1">grace: 1</text:p>
          </text:list-item>
          <text:list-item>
            <text:p text:style-name="P1"/>
          </text:list-item>
          <text:list-item>
            <text:p text:style-name="P1">total words: 1394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07T01:32:57.586878753</dc:date>
    <meta:editing-duration>PT28M16S</meta:editing-duration>
    <meta:editing-cycles>1</meta:editing-cycles>
    <meta:document-statistic meta:table-count="0" meta:image-count="0" meta:object-count="0" meta:page-count="12" meta:paragraph-count="1396" meta:word-count="4187" meta:character-count="18413" meta:non-whitespace-character-count="17017"/>
    <meta:generator>LibreOffice/6.1.4.2$Linux_X86_64 LibreOffice_project/9d0f32d1f0b509096fd65e0d4bec26ddd1938fd3</meta:generator>
  </office:meta>
</office:document-meta>
</file>